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53mm"/>
    </style:style>
    <style:style style:name="co2" style:family="table-column">
      <style:table-column-properties fo:break-before="auto" style:column-width="26.41mm"/>
    </style:style>
    <style:style style:name="co3" style:family="table-column">
      <style:table-column-properties fo:break-before="auto" style:column-width="25.05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24.24mm"/>
    </style:style>
    <style:style style:name="co6" style:family="table-column">
      <style:table-column-properties fo:break-before="auto" style:column-width="21.5mm"/>
    </style:style>
    <style:style style:name="co7" style:family="table-column">
      <style:table-column-properties fo:break-before="auto" style:column-width="21.2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2.33mm"/>
    </style:style>
    <style:style style:name="co10" style:family="table-column">
      <style:table-column-properties fo:break-before="auto" style:column-width="25.59mm"/>
    </style:style>
    <style:style style:name="co11" style:family="table-column">
      <style:table-column-properties fo:break-before="auto" style:column-width="25.31mm"/>
    </style:style>
    <style:style style:name="co12" style:family="table-column">
      <style:table-column-properties fo:break-before="auto" style:column-width="29.67mm"/>
    </style:style>
    <style:style style:name="co13" style:family="table-column">
      <style:table-column-properties fo:break-before="auto" style:column-width="29.4mm"/>
    </style:style>
    <style:style style:name="co14" style:family="table-column">
      <style:table-column-properties fo:break-before="auto" style:column-width="28.59mm"/>
    </style:style>
    <style:style style:name="co15" style:family="table-column">
      <style:table-column-properties fo:break-before="auto" style:column-width="30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kT </text:p>
          </table:table-cell>
          <table:table-cell office:value-type="string" calcext:value-type="string">
            <text:p><text:s/>&lt;energy&gt; <text:s/>(10)</text:p>
          </table:table-cell>
          <table:table-cell office:value-type="string" calcext:value-type="string">
            <text:p><text:s/>&lt;energy&gt; (20)</text:p>
          </table:table-cell>
          <table:table-cell office:value-type="string" calcext:value-type="string">
            <text:p><text:s/>&lt;energy&gt; (30)</text:p>
          </table:table-cell>
          <table:table-cell office:value-type="string" calcext:value-type="string">
            <text:p><text:s/>&lt;energy&gt; (40)</text:p>
          </table:table-cell>
          <table:table-cell office:value-type="string" calcext:value-type="string">
            <text:p><text:s/>&lt;energy&gt; (50)</text:p>
          </table:table-cell>
          <table:table-cell office:value-type="string" calcext:value-type="string">
            <text:p>|&lt;mag&gt;| (10)</text:p>
          </table:table-cell>
          <table:table-cell office:value-type="string" calcext:value-type="string">
            <text:p>|&lt;mag&gt;| (20)</text:p>
          </table:table-cell>
          <table:table-cell office:value-type="string" calcext:value-type="string">
            <text:p>|&lt;mag&gt;| (30)</text:p>
          </table:table-cell>
          <table:table-cell office:value-type="string" calcext:value-type="string">
            <text:p><text:s/>|&lt;mag&gt;| (40)</text:p>
          </table:table-cell>
          <table:table-cell office:value-type="string" calcext:value-type="string">
            <text:p><text:s/>|&lt;mag&gt;| (50)</text:p>
          </table:table-cell>
          <table:table-cell office:value-type="string" calcext:value-type="string">
            <text:p>spec heat (10)</text:p>
          </table:table-cell>
          <table:table-cell office:value-type="string" calcext:value-type="string">
            <text:p>spec heat (20)</text:p>
          </table:table-cell>
          <table:table-cell office:value-type="string" calcext:value-type="string">
            <text:p>spec heat (30)</text:p>
          </table:table-cell>
          <table:table-cell office:value-type="string" calcext:value-type="string">
            <text:p><text:s/>spec heat (40)</text:p>
          </table:table-cell>
          <table:table-cell office:value-type="string" calcext:value-type="string">
            <text:p><text:s/>spec heat (50)</text:p>
          </table:table-cell>
          <table:table-cell office:value-type="string" calcext:value-type="string">
            <text:p>correl length (10)</text:p>
          </table:table-cell>
          <table:table-cell office:value-type="string" calcext:value-type="string">
            <text:p>correl length (20)</text:p>
          </table:table-cell>
          <table:table-cell office:value-type="string" calcext:value-type="string">
            <text:p>correl length (30)</text:p>
          </table:table-cell>
          <table:table-cell office:value-type="string" calcext:value-type="string">
            <text:p>correl length (40)</text:p>
          </table:table-cell>
          <table:table-cell office:value-type="string" calcext:value-type="string">
            <text:p>correl length (50)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2.56" calcext:value-type="float">
            <text:p>-2.56</text:p>
          </table:table-cell>
          <table:table-cell table:number-columns-repeated="4" office:value-type="float" office:value="-4" calcext:value-type="float">
            <text:p>-4</text:p>
          </table:table-cell>
          <table:table-cell office:value-type="float" office:value="0.177695" calcext:value-type="float">
            <text:p>0.17769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#ERR502!" office:value-type="string" office:string-value="" calcext:value-type="error">
            <text:p>Err:502</text:p>
          </table:table-cell>
          <table:table-cell office:value-type="float" office:value="1.82827427498471E+018" calcext:value-type="float">
            <text:p>1.82827427498471E+018</text:p>
          </table:table-cell>
          <table:table-cell office:value-type="float" office:value="3.70424431967302E+016" calcext:value-type="float">
            <text:p>3.70424431967302E+016</text:p>
          </table:table-cell>
          <table:table-cell office:value-type="float" office:value="6.54193871076299E+016" calcext:value-type="float">
            <text:p>6.54193871076299E+016</text:p>
          </table:table-cell>
          <table:table-cell office:value-type="float" office:value="4.10559835397442E+016" calcext:value-type="float">
            <text:p>4.10559835397442E+01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5" office:value-type="float" office:value="-4" calcext:value-type="float">
            <text:p>-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66220589749943E+016" calcext:value-type="float">
            <text:p>4.66220589749943E+016</text:p>
          </table:table-cell>
          <table:table-cell office:value-type="float" office:value="1.82827427498471E+018" calcext:value-type="float">
            <text:p>1.82827427498471E+018</text:p>
          </table:table-cell>
          <table:table-cell office:value-type="float" office:value="3.70424431967302E+016" calcext:value-type="float">
            <text:p>3.70424431967302E+016</text:p>
          </table:table-cell>
          <table:table-cell office:value-type="float" office:value="6.54193871076299E+016" calcext:value-type="float">
            <text:p>6.54193871076299E+016</text:p>
          </table:table-cell>
          <table:table-cell office:value-type="float" office:value="4.10559835397442E+016" calcext:value-type="float">
            <text:p>4.10559835397442E+0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.99445" calcext:value-type="float">
            <text:p>-3.99445</text:p>
          </table:table-cell>
          <table:table-cell office:value-type="float" office:value="-3.99433" calcext:value-type="float">
            <text:p>-3.99433</text:p>
          </table:table-cell>
          <table:table-cell table:number-columns-repeated="3" office:value-type="float" office:value="-3.99432" calcext:value-type="float">
            <text:p>-3.99432</text:p>
          </table:table-cell>
          <table:table-cell office:value-type="float" office:value="0.999293" calcext:value-type="float">
            <text:p>0.999293</text:p>
          </table:table-cell>
          <table:table-cell office:value-type="float" office:value="0.999277" calcext:value-type="float">
            <text:p>0.999277</text:p>
          </table:table-cell>
          <table:table-cell office:value-type="float" office:value="0.999276" calcext:value-type="float">
            <text:p>0.999276</text:p>
          </table:table-cell>
          <table:table-cell table:number-columns-repeated="2" office:value-type="float" office:value="0.999275" calcext:value-type="float">
            <text:p>0.999275</text:p>
          </table:table-cell>
          <table:table-cell office:value-type="float" office:value="0.000869197500000141" calcext:value-type="float">
            <text:p>0.0008691975</text:p>
          </table:table-cell>
          <table:table-cell office:value-type="float" office:value="0.000227851099998233" calcext:value-type="float">
            <text:p>0.000227851099998</text:p>
          </table:table-cell>
          <table:table-cell office:value-type="float" office:value="0.00010773760000049" calcext:value-type="float">
            <text:p>0.0001077376</text:p>
          </table:table-cell>
          <table:table-cell office:value-type="float" office:value="0.0000584553" calcext:value-type="float">
            <text:p>5.84553E-05</text:p>
          </table:table-cell>
          <table:table-cell office:value-type="float" office:value="0.0000374814" calcext:value-type="float">
            <text:p>3.74814E-05</text:p>
          </table:table-cell>
          <table:table-cell office:value-type="float" office:value="416.215919356921" calcext:value-type="float">
            <text:p>416.215919356921</text:p>
          </table:table-cell>
          <table:table-cell office:value-type="float" office:value="1617.09526203057" calcext:value-type="float">
            <text:p>1617.09526203057</text:p>
          </table:table-cell>
          <table:table-cell office:value-type="float" office:value="3621.41884762326" calcext:value-type="float">
            <text:p>3621.41884762326</text:p>
          </table:table-cell>
          <table:table-cell office:value-type="float" office:value="6427.22327974327" calcext:value-type="float">
            <text:p>6427.22327974327</text:p>
          </table:table-cell>
          <table:table-cell office:value-type="float" office:value="10039.118413578" calcext:value-type="float">
            <text:p>10039.118413578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-3.97703" calcext:value-type="float">
            <text:p>-3.97703</text:p>
          </table:table-cell>
          <table:table-cell office:value-type="float" office:value="-3.97722" calcext:value-type="float">
            <text:p>-3.97722</text:p>
          </table:table-cell>
          <table:table-cell office:value-type="float" office:value="-3.97719" calcext:value-type="float">
            <text:p>-3.97719</text:p>
          </table:table-cell>
          <table:table-cell table:number-columns-repeated="2" office:value-type="float" office:value="-3.9772" calcext:value-type="float">
            <text:p>-3.9772</text:p>
          </table:table-cell>
          <table:table-cell office:value-type="float" office:value="0.997012" calcext:value-type="float">
            <text:p>0.997012</text:p>
          </table:table-cell>
          <table:table-cell office:value-type="float" office:value="0.997032" calcext:value-type="float">
            <text:p>0.997032</text:p>
          </table:table-cell>
          <table:table-cell office:value-type="float" office:value="0.997026" calcext:value-type="float">
            <text:p>0.997026</text:p>
          </table:table-cell>
          <table:table-cell table:number-columns-repeated="2" office:value-type="float" office:value="0.997027" calcext:value-type="float">
            <text:p>0.997027</text:p>
          </table:table-cell>
          <table:table-cell office:value-type="float" office:value="0.00266137437500024" calcext:value-type="float">
            <text:p>0.002661374375</text:p>
          </table:table-cell>
          <table:table-cell office:value-type="float" office:value="0.000709077500000216" calcext:value-type="float">
            <text:p>0.0007090775</text:p>
          </table:table-cell>
          <table:table-cell office:value-type="float" office:value="0.00031923881944371" calcext:value-type="float">
            <text:p>0.000319238819444</text:p>
          </table:table-cell>
          <table:table-cell office:value-type="float" office:value="0.000167744" calcext:value-type="float">
            <text:p>0.000167744</text:p>
          </table:table-cell>
          <table:table-cell office:value-type="float" office:value="0.000107471" calcext:value-type="float">
            <text:p>0.000107471</text:p>
          </table:table-cell>
          <table:table-cell office:value-type="float" office:value="199.645913054213" calcext:value-type="float">
            <text:p>199.645913054213</text:p>
          </table:table-cell>
          <table:table-cell office:value-type="float" office:value="766.636797157591" calcext:value-type="float">
            <text:p>766.636797157591</text:p>
          </table:table-cell>
          <table:table-cell office:value-type="float" office:value="1705.45580824842" calcext:value-type="float">
            <text:p>1705.45580824842</text:p>
          </table:table-cell>
          <table:table-cell office:value-type="float" office:value="3027.21404011626" calcext:value-type="float">
            <text:p>3027.21404011626</text:p>
          </table:table-cell>
          <table:table-cell office:value-type="float" office:value="4729.06100925273" calcext:value-type="float">
            <text:p>4729.06100925273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-3.96056" calcext:value-type="float">
            <text:p>-3.96056</text:p>
          </table:table-cell>
          <table:table-cell office:value-type="float" office:value="-3.96055" calcext:value-type="float">
            <text:p>-3.96055</text:p>
          </table:table-cell>
          <table:table-cell office:value-type="float" office:value="-3.9605" calcext:value-type="float">
            <text:p>-3.9605</text:p>
          </table:table-cell>
          <table:table-cell office:value-type="float" office:value="-3.96052" calcext:value-type="float">
            <text:p>-3.96052</text:p>
          </table:table-cell>
          <table:table-cell office:value-type="float" office:value="-3.96053" calcext:value-type="float">
            <text:p>-3.96053</text:p>
          </table:table-cell>
          <table:table-cell office:value-type="float" office:value="0.994776" calcext:value-type="float">
            <text:p>0.994776</text:p>
          </table:table-cell>
          <table:table-cell office:value-type="float" office:value="0.994772" calcext:value-type="float">
            <text:p>0.994772</text:p>
          </table:table-cell>
          <table:table-cell office:value-type="float" office:value="0.994768" calcext:value-type="float">
            <text:p>0.994768</text:p>
          </table:table-cell>
          <table:table-cell office:value-type="float" office:value="0.994772" calcext:value-type="float">
            <text:p>0.994772</text:p>
          </table:table-cell>
          <table:table-cell office:value-type="float" office:value="0.994773" calcext:value-type="float">
            <text:p>0.994773</text:p>
          </table:table-cell>
          <table:table-cell office:value-type="float" office:value="0.00400265467455611" calcext:value-type="float">
            <text:p>0.004002654674556</text:p>
          </table:table-cell>
          <table:table-cell office:value-type="float" office:value="0.0010317736686392" calcext:value-type="float">
            <text:p>0.001031773668639</text:p>
          </table:table-cell>
          <table:table-cell office:value-type="float" office:value="0.000496893491123686" calcext:value-type="float">
            <text:p>0.000496893491124</text:p>
          </table:table-cell>
          <table:table-cell office:value-type="float" office:value="0.000252214" calcext:value-type="float">
            <text:p>0.000252214</text:p>
          </table:table-cell>
          <table:table-cell office:value-type="float" office:value="0.000161425" calcext:value-type="float">
            <text:p>0.000161425</text:p>
          </table:table-cell>
          <table:table-cell office:value-type="float" office:value="142.22621069927" calcext:value-type="float">
            <text:p>142.22621069927</text:p>
          </table:table-cell>
          <table:table-cell office:value-type="float" office:value="554.287475669253" calcext:value-type="float">
            <text:p>554.287475669253</text:p>
          </table:table-cell>
          <table:table-cell office:value-type="float" office:value="1241.54114227069" calcext:value-type="float">
            <text:p>1241.54114227069</text:p>
          </table:table-cell>
          <table:table-cell office:value-type="float" office:value="2208.18760567153" calcext:value-type="float">
            <text:p>2208.18760567153</text:p>
          </table:table-cell>
          <table:table-cell office:value-type="float" office:value="3446.78141169361" calcext:value-type="float">
            <text:p>3446.78141169361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-3.92961" calcext:value-type="float">
            <text:p>-3.92961</text:p>
          </table:table-cell>
          <table:table-cell office:value-type="float" office:value="-3.93643" calcext:value-type="float">
            <text:p>-3.93643</text:p>
          </table:table-cell>
          <table:table-cell table:number-columns-repeated="2" office:value-type="float" office:value="-3.93622" calcext:value-type="float">
            <text:p>-3.93622</text:p>
          </table:table-cell>
          <table:table-cell office:value-type="float" office:value="-3.9362" calcext:value-type="float">
            <text:p>-3.9362</text:p>
          </table:table-cell>
          <table:table-cell office:value-type="float" office:value="0.990469" calcext:value-type="float">
            <text:p>0.990469</text:p>
          </table:table-cell>
          <table:table-cell office:value-type="float" office:value="0.9914" calcext:value-type="float">
            <text:p>0.9914</text:p>
          </table:table-cell>
          <table:table-cell office:value-type="float" office:value="0.991383" calcext:value-type="float">
            <text:p>0.991383</text:p>
          </table:table-cell>
          <table:table-cell office:value-type="float" office:value="0.991393" calcext:value-type="float">
            <text:p>0.991393</text:p>
          </table:table-cell>
          <table:table-cell office:value-type="float" office:value="0.99139" calcext:value-type="float">
            <text:p>0.99139</text:p>
          </table:table-cell>
          <table:table-cell office:value-type="float" office:value="0.00661492239795849" calcext:value-type="float">
            <text:p>0.006614922397958</text:p>
          </table:table-cell>
          <table:table-cell office:value-type="float" office:value="0.00143819137755063" calcext:value-type="float">
            <text:p>0.001438191377551</text:p>
          </table:table-cell>
          <table:table-cell office:value-type="float" office:value="0.000649036530612507" calcext:value-type="float">
            <text:p>0.000649036530613</text:p>
          </table:table-cell>
          <table:table-cell office:value-type="float" office:value="0.000360473" calcext:value-type="float">
            <text:p>0.000360473</text:p>
          </table:table-cell>
          <table:table-cell office:value-type="float" office:value="0.000230182" calcext:value-type="float">
            <text:p>0.000230182</text:p>
          </table:table-cell>
          <table:table-cell office:value-type="float" office:value="100.544717358274" calcext:value-type="float">
            <text:p>100.544717358274</text:p>
          </table:table-cell>
          <table:table-cell office:value-type="float" office:value="415.980806492675" calcext:value-type="float">
            <text:p>415.980806492675</text:p>
          </table:table-cell>
          <table:table-cell office:value-type="float" office:value="928.336819896454" calcext:value-type="float">
            <text:p>928.336819896454</text:p>
          </table:table-cell>
          <table:table-cell office:value-type="float" office:value="1650.87085183025" calcext:value-type="float">
            <text:p>1650.87085183025</text:p>
          </table:table-cell>
          <table:table-cell office:value-type="float" office:value="2576.609540289" calcext:value-type="float">
            <text:p>2576.609540289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-3.90296" calcext:value-type="float">
            <text:p>-3.90296</text:p>
          </table:table-cell>
          <table:table-cell office:value-type="float" office:value="-3.89986" calcext:value-type="float">
            <text:p>-3.89986</text:p>
          </table:table-cell>
          <table:table-cell office:value-type="float" office:value="-3.90247" calcext:value-type="float">
            <text:p>-3.90247</text:p>
          </table:table-cell>
          <table:table-cell office:value-type="float" office:value="-3.90192" calcext:value-type="float">
            <text:p>-3.90192</text:p>
          </table:table-cell>
          <table:table-cell office:value-type="float" office:value="-3.90216" calcext:value-type="float">
            <text:p>-3.90216</text:p>
          </table:table-cell>
          <table:table-cell office:value-type="float" office:value="0.986635" calcext:value-type="float">
            <text:p>0.986635</text:p>
          </table:table-cell>
          <table:table-cell office:value-type="float" office:value="0.986176" calcext:value-type="float">
            <text:p>0.986176</text:p>
          </table:table-cell>
          <table:table-cell office:value-type="float" office:value="0.986534" calcext:value-type="float">
            <text:p>0.986534</text:p>
          </table:table-cell>
          <table:table-cell office:value-type="float" office:value="0.986459" calcext:value-type="float">
            <text:p>0.986459</text:p>
          </table:table-cell>
          <table:table-cell office:value-type="float" office:value="0.986487" calcext:value-type="float">
            <text:p>0.986487</text:p>
          </table:table-cell>
          <table:table-cell office:value-type="float" office:value="0.00777921706666578" calcext:value-type="float">
            <text:p>0.007779217066666</text:p>
          </table:table-cell>
          <table:table-cell office:value-type="float" office:value="0.00212976906666521" calcext:value-type="float">
            <text:p>0.002129769066665</text:p>
          </table:table-cell>
          <table:table-cell office:value-type="float" office:value="0.000856844044443663" calcext:value-type="float">
            <text:p>0.000856844044444</text:p>
          </table:table-cell>
          <table:table-cell office:value-type="float" office:value="0.000485572" calcext:value-type="float">
            <text:p>0.000485572</text:p>
          </table:table-cell>
          <table:table-cell office:value-type="float" office:value="0.000315828" calcext:value-type="float">
            <text:p>0.000315828</text:p>
          </table:table-cell>
          <table:table-cell office:value-type="float" office:value="82.3126159722716" calcext:value-type="float">
            <text:p>82.3126159722716</text:p>
          </table:table-cell>
          <table:table-cell office:value-type="float" office:value="312.048523828324" calcext:value-type="float">
            <text:p>312.048523828324</text:p>
          </table:table-cell>
          <table:table-cell office:value-type="float" office:value="706.702570418151" calcext:value-type="float">
            <text:p>706.702570418151</text:p>
          </table:table-cell>
          <table:table-cell office:value-type="float" office:value="1258.04185601982" calcext:value-type="float">
            <text:p>1258.04185601982</text:p>
          </table:table-cell>
          <table:table-cell office:value-type="float" office:value="1949.81356504551" calcext:value-type="float">
            <text:p>1949.81356504551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-3.85879" calcext:value-type="float">
            <text:p>-3.85879</text:p>
          </table:table-cell>
          <table:table-cell office:value-type="float" office:value="-3.85632" calcext:value-type="float">
            <text:p>-3.85632</text:p>
          </table:table-cell>
          <table:table-cell office:value-type="float" office:value="-3.85652" calcext:value-type="float">
            <text:p>-3.85652</text:p>
          </table:table-cell>
          <table:table-cell office:value-type="float" office:value="-3.85657" calcext:value-type="float">
            <text:p>-3.85657</text:p>
          </table:table-cell>
          <table:table-cell office:value-type="float" office:value="-3.85649" calcext:value-type="float">
            <text:p>-3.85649</text:p>
          </table:table-cell>
          <table:table-cell office:value-type="float" office:value="0.980117" calcext:value-type="float">
            <text:p>0.980117</text:p>
          </table:table-cell>
          <table:table-cell office:value-type="float" office:value="0.979587" calcext:value-type="float">
            <text:p>0.979587</text:p>
          </table:table-cell>
          <table:table-cell office:value-type="float" office:value="0.979638" calcext:value-type="float">
            <text:p>0.979638</text:p>
          </table:table-cell>
          <table:table-cell office:value-type="float" office:value="0.979653" calcext:value-type="float">
            <text:p>0.979653</text:p>
          </table:table-cell>
          <table:table-cell office:value-type="float" office:value="0.979623" calcext:value-type="float">
            <text:p>0.979623</text:p>
          </table:table-cell>
          <table:table-cell office:value-type="float" office:value="0.0101327093359374" calcext:value-type="float">
            <text:p>0.010132709335937</text:p>
          </table:table-cell>
          <table:table-cell office:value-type="float" office:value="0.00261564749999971" calcext:value-type="float">
            <text:p>0.0026156475</text:p>
          </table:table-cell>
          <table:table-cell office:value-type="float" office:value="0.00119276937499968" calcext:value-type="float">
            <text:p>0.001192769375</text:p>
          </table:table-cell>
          <table:table-cell office:value-type="float" office:value="0.000653479" calcext:value-type="float">
            <text:p>0.000653479</text:p>
          </table:table-cell>
          <table:table-cell office:value-type="float" office:value="0.000419718" calcext:value-type="float">
            <text:p>0.000419718</text:p>
          </table:table-cell>
          <table:table-cell office:value-type="float" office:value="65.2662375968746" calcext:value-type="float">
            <text:p>65.2662375968746</text:p>
          </table:table-cell>
          <table:table-cell office:value-type="float" office:value="240.573224696222" calcext:value-type="float">
            <text:p>240.573224696222</text:p>
          </table:table-cell>
          <table:table-cell office:value-type="float" office:value="540.48700442616" calcext:value-type="float">
            <text:p>540.48700442616</text:p>
          </table:table-cell>
          <table:table-cell office:value-type="float" office:value="957.542839570427" calcext:value-type="float">
            <text:p>957.542839570427</text:p>
          </table:table-cell>
          <table:table-cell office:value-type="float" office:value="1487.79387680602" calcext:value-type="float">
            <text:p>1487.79387680602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-3.79438" calcext:value-type="float">
            <text:p>-3.79438</text:p>
          </table:table-cell>
          <table:table-cell office:value-type="float" office:value="-3.79587" calcext:value-type="float">
            <text:p>-3.79587</text:p>
          </table:table-cell>
          <table:table-cell office:value-type="float" office:value="-3.79642" calcext:value-type="float">
            <text:p>-3.79642</text:p>
          </table:table-cell>
          <table:table-cell office:value-type="float" office:value="-3.79625" calcext:value-type="float">
            <text:p>-3.79625</text:p>
          </table:table-cell>
          <table:table-cell office:value-type="float" office:value="-3.79645" calcext:value-type="float">
            <text:p>-3.79645</text:p>
          </table:table-cell>
          <table:table-cell office:value-type="float" office:value="0.968828" calcext:value-type="float">
            <text:p>0.968828</text:p>
          </table:table-cell>
          <table:table-cell office:value-type="float" office:value="0.969974" calcext:value-type="float">
            <text:p>0.969974</text:p>
          </table:table-cell>
          <table:table-cell office:value-type="float" office:value="0.970097" calcext:value-type="float">
            <text:p>0.970097</text:p>
          </table:table-cell>
          <table:table-cell office:value-type="float" office:value="0.970062" calcext:value-type="float">
            <text:p>0.970062</text:p>
          </table:table-cell>
          <table:table-cell office:value-type="float" office:value="0.970087" calcext:value-type="float">
            <text:p>0.970087</text:p>
          </table:table-cell>
          <table:table-cell office:value-type="float" office:value="0.0160831887889266" calcext:value-type="float">
            <text:p>0.016083188788927</text:p>
          </table:table-cell>
          <table:table-cell office:value-type="float" office:value="0.00345015332179958" calcext:value-type="float">
            <text:p>0.0034501533218</text:p>
          </table:table-cell>
          <table:table-cell office:value-type="float" office:value="0.00152082477508643" calcext:value-type="float">
            <text:p>0.001520824775086</text:p>
          </table:table-cell>
          <table:table-cell office:value-type="float" office:value="0.000856326" calcext:value-type="float">
            <text:p>0.000856326</text:p>
          </table:table-cell>
          <table:table-cell office:value-type="float" office:value="0.000548003" calcext:value-type="float">
            <text:p>0.000548003</text:p>
          </table:table-cell>
          <table:table-cell office:value-type="float" office:value="43.7207091563994" calcext:value-type="float">
            <text:p>43.7207091563994</text:p>
          </table:table-cell>
          <table:table-cell office:value-type="float" office:value="182.596624248924" calcext:value-type="float">
            <text:p>182.596624248924</text:p>
          </table:table-cell>
          <table:table-cell office:value-type="float" office:value="409.980541076217" calcext:value-type="float">
            <text:p>409.980541076217</text:p>
          </table:table-cell>
          <table:table-cell office:value-type="float" office:value="725.718873626066" calcext:value-type="float">
            <text:p>725.718873626066</text:p>
          </table:table-cell>
          <table:table-cell office:value-type="float" office:value="1130.96591343597" calcext:value-type="float">
            <text:p>1130.96591343597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-3.72041" calcext:value-type="float">
            <text:p>-3.72041</text:p>
          </table:table-cell>
          <table:table-cell office:value-type="float" office:value="-3.71891" calcext:value-type="float">
            <text:p>-3.71891</text:p>
          </table:table-cell>
          <table:table-cell office:value-type="float" office:value="-3.71877" calcext:value-type="float">
            <text:p>-3.71877</text:p>
          </table:table-cell>
          <table:table-cell office:value-type="float" office:value="-3.71866" calcext:value-type="float">
            <text:p>-3.71866</text:p>
          </table:table-cell>
          <table:table-cell office:value-type="float" office:value="-3.71863" calcext:value-type="float">
            <text:p>-3.71863</text:p>
          </table:table-cell>
          <table:table-cell office:value-type="float" office:value="0.957496" calcext:value-type="float">
            <text:p>0.957496</text:p>
          </table:table-cell>
          <table:table-cell office:value-type="float" office:value="0.956907" calcext:value-type="float">
            <text:p>0.956907</text:p>
          </table:table-cell>
          <table:table-cell office:value-type="float" office:value="0.956895" calcext:value-type="float">
            <text:p>0.956895</text:p>
          </table:table-cell>
          <table:table-cell office:value-type="float" office:value="0.956856" calcext:value-type="float">
            <text:p>0.956856</text:p>
          </table:table-cell>
          <table:table-cell office:value-type="float" office:value="0.95687" calcext:value-type="float">
            <text:p>0.95687</text:p>
          </table:table-cell>
          <table:table-cell office:value-type="float" office:value="0.0169288370061726" calcext:value-type="float">
            <text:p>0.016928837006173</text:p>
          </table:table-cell>
          <table:table-cell office:value-type="float" office:value="0.00438531231481437" calcext:value-type="float">
            <text:p>0.004385312314814</text:p>
          </table:table-cell>
          <table:table-cell office:value-type="float" office:value="0.00195977996913531" calcext:value-type="float">
            <text:p>0.001959779969135</text:p>
          </table:table-cell>
          <table:table-cell office:value-type="float" office:value="0.00109601" calcext:value-type="float">
            <text:p>0.00109601</text:p>
          </table:table-cell>
          <table:table-cell office:value-type="float" office:value="0.00070767" calcext:value-type="float">
            <text:p>0.00070767</text:p>
          </table:table-cell>
          <table:table-cell office:value-type="float" office:value="38.4456665638375" calcext:value-type="float">
            <text:p>38.4456665638375</text:p>
          </table:table-cell>
          <table:table-cell office:value-type="float" office:value="138.951092317085" calcext:value-type="float">
            <text:p>138.951092317085</text:p>
          </table:table-cell>
          <table:table-cell office:value-type="float" office:value="307.093297978593" calcext:value-type="float">
            <text:p>307.093297978593</text:p>
          </table:table-cell>
          <table:table-cell office:value-type="float" office:value="542.612702059667" calcext:value-type="float">
            <text:p>542.612702059667</text:p>
          </table:table-cell>
          <table:table-cell office:value-type="float" office:value="843.89528592626" calcext:value-type="float">
            <text:p>843.89528592626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-3.62029" calcext:value-type="float">
            <text:p>-3.62029</text:p>
          </table:table-cell>
          <table:table-cell office:value-type="float" office:value="-3.61891" calcext:value-type="float">
            <text:p>-3.61891</text:p>
          </table:table-cell>
          <table:table-cell office:value-type="float" office:value="-3.62001" calcext:value-type="float">
            <text:p>-3.62001</text:p>
          </table:table-cell>
          <table:table-cell office:value-type="float" office:value="-3.6189" calcext:value-type="float">
            <text:p>-3.6189</text:p>
          </table:table-cell>
          <table:table-cell office:value-type="float" office:value="-3.61888" calcext:value-type="float">
            <text:p>-3.61888</text:p>
          </table:table-cell>
          <table:table-cell office:value-type="float" office:value="0.938657" calcext:value-type="float">
            <text:p>0.938657</text:p>
          </table:table-cell>
          <table:table-cell office:value-type="float" office:value="0.938292" calcext:value-type="float">
            <text:p>0.938292</text:p>
          </table:table-cell>
          <table:table-cell office:value-type="float" office:value="0.9385" calcext:value-type="float">
            <text:p>0.9385</text:p>
          </table:table-cell>
          <table:table-cell office:value-type="float" office:value="0.938277" calcext:value-type="float">
            <text:p>0.938277</text:p>
          </table:table-cell>
          <table:table-cell office:value-type="float" office:value="0.938316" calcext:value-type="float">
            <text:p>0.938316</text:p>
          </table:table-cell>
          <table:table-cell office:value-type="float" office:value="0.0228532731024933" calcext:value-type="float">
            <text:p>0.022853273102493</text:p>
          </table:table-cell>
          <table:table-cell office:value-type="float" office:value="0.00562061271468133" calcext:value-type="float">
            <text:p>0.005620612714681</text:p>
          </table:table-cell>
          <table:table-cell office:value-type="float" office:value="0.0025007201939057" calcext:value-type="float">
            <text:p>0.002500720193906</text:p>
          </table:table-cell>
          <table:table-cell office:value-type="float" office:value="0.00140953" calcext:value-type="float">
            <text:p>0.00140953</text:p>
          </table:table-cell>
          <table:table-cell office:value-type="float" office:value="0.000897493" calcext:value-type="float">
            <text:p>0.000897493</text:p>
          </table:table-cell>
          <table:table-cell office:value-type="float" office:value="28.4452013297321" calcext:value-type="float">
            <text:p>28.4452013297321</text:p>
          </table:table-cell>
          <table:table-cell office:value-type="float" office:value="102.06819861128" calcext:value-type="float">
            <text:p>102.06819861128</text:p>
          </table:table-cell>
          <table:table-cell office:value-type="float" office:value="224.496079506827" calcext:value-type="float">
            <text:p>224.496079506827</text:p>
          </table:table-cell>
          <table:table-cell office:value-type="float" office:value="394.159576521836" calcext:value-type="float">
            <text:p>394.159576521836</text:p>
          </table:table-cell>
          <table:table-cell office:value-type="float" office:value="614.907107422169" calcext:value-type="float">
            <text:p>614.9071074221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49027" calcext:value-type="float">
            <text:p>-3.49027</text:p>
          </table:table-cell>
          <table:table-cell office:value-type="float" office:value="-3.47953" calcext:value-type="float">
            <text:p>-3.47953</text:p>
          </table:table-cell>
          <table:table-cell office:value-type="float" office:value="-3.4903" calcext:value-type="float">
            <text:p>-3.4903</text:p>
          </table:table-cell>
          <table:table-cell office:value-type="float" office:value="-3.4917" calcext:value-type="float">
            <text:p>-3.4917</text:p>
          </table:table-cell>
          <table:table-cell office:value-type="float" office:value="-3.49093" calcext:value-type="float">
            <text:p>-3.49093</text:p>
          </table:table-cell>
          <table:table-cell office:value-type="float" office:value="0.794805" calcext:value-type="float">
            <text:p>0.794805</text:p>
          </table:table-cell>
          <table:table-cell office:value-type="float" office:value="0.908164" calcext:value-type="float">
            <text:p>0.908164</text:p>
          </table:table-cell>
          <table:table-cell office:value-type="float" office:value="0.911087" calcext:value-type="float">
            <text:p>0.911087</text:p>
          </table:table-cell>
          <table:table-cell office:value-type="float" office:value="0.91158" calcext:value-type="float">
            <text:p>0.91158</text:p>
          </table:table-cell>
          <table:table-cell office:value-type="float" office:value="0.911179" calcext:value-type="float">
            <text:p>0.911179</text:p>
          </table:table-cell>
          <table:table-cell office:value-type="float" office:value="0.0287288317749996" calcext:value-type="float">
            <text:p>0.028728831775</text:p>
          </table:table-cell>
          <table:table-cell office:value-type="float" office:value="0.00661774477499977" calcext:value-type="float">
            <text:p>0.006617744775</text:p>
          </table:table-cell>
          <table:table-cell office:value-type="float" office:value="0.00320147750000022" calcext:value-type="float">
            <text:p>0.0032014775</text:p>
          </table:table-cell>
          <table:table-cell office:value-type="float" office:value="0.00181477" calcext:value-type="float">
            <text:p>0.00181477</text:p>
          </table:table-cell>
          <table:table-cell office:value-type="float" office:value="0.00115859" calcext:value-type="float">
            <text:p>0.00115859</text:p>
          </table:table-cell>
          <table:table-cell office:value-type="float" office:value="21.9927699872501" calcext:value-type="float">
            <text:p>21.9927699872501</text:p>
          </table:table-cell>
          <table:table-cell office:value-type="float" office:value="74.6875527122839" calcext:value-type="float">
            <text:p>74.6875527122839</text:p>
          </table:table-cell>
          <table:table-cell office:value-type="float" office:value="154.477713469188" calcext:value-type="float">
            <text:p>154.477713469188</text:p>
          </table:table-cell>
          <table:table-cell office:value-type="float" office:value="273.432298720896" calcext:value-type="float">
            <text:p>273.432298720896</text:p>
          </table:table-cell>
          <table:table-cell office:value-type="float" office:value="416.801293149363" calcext:value-type="float">
            <text:p>416.801293149363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-3.28187" calcext:value-type="float">
            <text:p>-3.28187</text:p>
          </table:table-cell>
          <table:table-cell office:value-type="float" office:value="-3.32927" calcext:value-type="float">
            <text:p>-3.32927</text:p>
          </table:table-cell>
          <table:table-cell office:value-type="float" office:value="-3.32453" calcext:value-type="float">
            <text:p>-3.32453</text:p>
          </table:table-cell>
          <table:table-cell office:value-type="float" office:value="-3.3247" calcext:value-type="float">
            <text:p>-3.3247</text:p>
          </table:table-cell>
          <table:table-cell office:value-type="float" office:value="-3.32424" calcext:value-type="float">
            <text:p>-3.32424</text:p>
          </table:table-cell>
          <table:table-cell office:value-type="float" office:value="0.864687" calcext:value-type="float">
            <text:p>0.864687</text:p>
          </table:table-cell>
          <table:table-cell office:value-type="float" office:value="0.870474" calcext:value-type="float">
            <text:p>0.870474</text:p>
          </table:table-cell>
          <table:table-cell office:value-type="float" office:value="0.86877" calcext:value-type="float">
            <text:p>0.86877</text:p>
          </table:table-cell>
          <table:table-cell office:value-type="float" office:value="0.868948" calcext:value-type="float">
            <text:p>0.868948</text:p>
          </table:table-cell>
          <table:table-cell office:value-type="float" office:value="0.868219" calcext:value-type="float">
            <text:p>0.868219</text:p>
          </table:table-cell>
          <table:table-cell office:value-type="float" office:value="0.0440656016099773" calcext:value-type="float">
            <text:p>0.044065601609977</text:p>
          </table:table-cell>
          <table:table-cell office:value-type="float" office:value="0.00949235081632609" calcext:value-type="float">
            <text:p>0.009492350816326</text:p>
          </table:table-cell>
          <table:table-cell office:value-type="float" office:value="0.00435380478458002" calcext:value-type="float">
            <text:p>0.00435380478458</text:p>
          </table:table-cell>
          <table:table-cell office:value-type="float" office:value="0.0024057" calcext:value-type="float">
            <text:p>0.0024057</text:p>
          </table:table-cell>
          <table:table-cell office:value-type="float" office:value="0.00153842" calcext:value-type="float">
            <text:p>0.00153842</text:p>
          </table:table-cell>
          <table:table-cell office:value-type="float" office:value="16.4686725468507" calcext:value-type="float">
            <text:p>16.4686725468507</text:p>
          </table:table-cell>
          <table:table-cell office:value-type="float" office:value="48.3692867576838" calcext:value-type="float">
            <text:p>48.3692867576838</text:p>
          </table:table-cell>
          <table:table-cell office:value-type="float" office:value="96.3178072649503" calcext:value-type="float">
            <text:p>96.3178072649503</text:p>
          </table:table-cell>
          <table:table-cell office:value-type="float" office:value="167.219708025653" calcext:value-type="float">
            <text:p>167.219708025653</text:p>
          </table:table-cell>
          <table:table-cell office:value-type="float" office:value="241.76988245374" calcext:value-type="float">
            <text:p>241.76988245374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-3.11289" calcext:value-type="float">
            <text:p>-3.11289</text:p>
          </table:table-cell>
          <table:table-cell office:value-type="float" office:value="-3.09981" calcext:value-type="float">
            <text:p>-3.09981</text:p>
          </table:table-cell>
          <table:table-cell office:value-type="float" office:value="-3.09559" calcext:value-type="float">
            <text:p>-3.09559</text:p>
          </table:table-cell>
          <table:table-cell office:value-type="float" office:value="-3.0955" calcext:value-type="float">
            <text:p>-3.0955</text:p>
          </table:table-cell>
          <table:table-cell office:value-type="float" office:value="-3.09295" calcext:value-type="float">
            <text:p>-3.09295</text:p>
          </table:table-cell>
          <table:table-cell office:value-type="float" office:value="0.132744" calcext:value-type="float">
            <text:p>0.132744</text:p>
          </table:table-cell>
          <table:table-cell office:value-type="float" office:value="0.0424288" calcext:value-type="float">
            <text:p>0.0424288</text:p>
          </table:table-cell>
          <table:table-cell office:value-type="float" office:value="0.781502" calcext:value-type="float">
            <text:p>0.781502</text:p>
          </table:table-cell>
          <table:table-cell office:value-type="float" office:value="0.78651" calcext:value-type="float">
            <text:p>0.78651</text:p>
          </table:table-cell>
          <table:table-cell office:value-type="float" office:value="0.391959" calcext:value-type="float">
            <text:p>0.391959</text:p>
          </table:table-cell>
          <table:table-cell office:value-type="float" office:value="0.045602447913223" calcext:value-type="float">
            <text:p>0.045602447913223</text:p>
          </table:table-cell>
          <table:table-cell office:value-type="float" office:value="0.0132929677479335" calcext:value-type="float">
            <text:p>0.013292967747934</text:p>
          </table:table-cell>
          <table:table-cell office:value-type="float" office:value="0.00607077518595031" calcext:value-type="float">
            <text:p>0.00607077518595</text:p>
          </table:table-cell>
          <table:table-cell office:value-type="float" office:value="0.00346853" calcext:value-type="float">
            <text:p>0.00346853</text:p>
          </table:table-cell>
          <table:table-cell office:value-type="float" office:value="0.00225241" calcext:value-type="float">
            <text:p>0.00225241</text:p>
          </table:table-cell>
          <table:table-cell office:value-type="float" office:value="11.8947465017754" calcext:value-type="float">
            <text:p>11.8947465017754</text:p>
          </table:table-cell>
          <table:table-cell office:value-type="float" office:value="28.1112688706617" calcext:value-type="float">
            <text:p>28.1112688706617</text:p>
          </table:table-cell>
          <table:table-cell office:value-type="float" office:value="52.4544030931177" calcext:value-type="float">
            <text:p>52.4544030931177</text:p>
          </table:table-cell>
          <table:table-cell office:value-type="float" office:value="78.9052646892068" calcext:value-type="float">
            <text:p>78.9052646892068</text:p>
          </table:table-cell>
          <table:table-cell office:value-type="float" office:value="115.373872802456" calcext:value-type="float">
            <text:p>115.373872802456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-3.085" calcext:value-type="float">
            <text:p>-3.085</text:p>
          </table:table-cell>
          <table:table-cell office:value-type="float" office:value="-3.04519" calcext:value-type="float">
            <text:p>-3.04519</text:p>
          </table:table-cell>
          <table:table-cell office:value-type="float" office:value="-3.03445" calcext:value-type="float">
            <text:p>-3.03445</text:p>
          </table:table-cell>
          <table:table-cell office:value-type="float" office:value="-3.03329" calcext:value-type="float">
            <text:p>-3.03329</text:p>
          </table:table-cell>
          <table:table-cell office:value-type="float" office:value="-3.03781" calcext:value-type="float">
            <text:p>-3.03781</text:p>
          </table:table-cell>
          <table:table-cell office:value-type="float" office:value="0.435947" calcext:value-type="float">
            <text:p>0.435947</text:p>
          </table:table-cell>
          <table:table-cell office:value-type="float" office:value="0.0805165" calcext:value-type="float">
            <text:p>0.0805165</text:p>
          </table:table-cell>
          <table:table-cell office:value-type="float" office:value="0.147545" calcext:value-type="float">
            <text:p>0.147545</text:p>
          </table:table-cell>
          <table:table-cell office:value-type="float" office:value="0.757267" calcext:value-type="float">
            <text:p>0.757267</text:p>
          </table:table-cell>
          <table:table-cell office:value-type="float" office:value="0.760111" calcext:value-type="float">
            <text:p>0.760111</text:p>
          </table:table-cell>
          <table:table-cell office:value-type="float" office:value="0.0451312799285771" calcext:value-type="float">
            <text:p>0.045131279928577</text:p>
          </table:table-cell>
          <table:table-cell office:value-type="float" office:value="0.0137788864337311" calcext:value-type="float">
            <text:p>0.013778886433731</text:p>
          </table:table-cell>
          <table:table-cell office:value-type="float" office:value="0.00671885348185998" calcext:value-type="float">
            <text:p>0.00671885348186</text:p>
          </table:table-cell>
          <table:table-cell office:value-type="float" office:value="0.00373772" calcext:value-type="float">
            <text:p>0.00373772</text:p>
          </table:table-cell>
          <table:table-cell office:value-type="float" office:value="0.00237209" calcext:value-type="float">
            <text:p>0.00237209</text:p>
          </table:table-cell>
          <table:table-cell office:value-type="float" office:value="11.3797172363308" calcext:value-type="float">
            <text:p>11.3797172363308</text:p>
          </table:table-cell>
          <table:table-cell office:value-type="float" office:value="25.9871464173685" calcext:value-type="float">
            <text:p>25.9871464173685</text:p>
          </table:table-cell>
          <table:table-cell office:value-type="float" office:value="42.9569647476652" calcext:value-type="float">
            <text:p>42.9569647476652</text:p>
          </table:table-cell>
          <table:table-cell office:value-type="float" office:value="66.499553934764" calcext:value-type="float">
            <text:p>66.499553934764</text:p>
          </table:table-cell>
          <table:table-cell office:value-type="float" office:value="97.5520135085473" calcext:value-type="float">
            <text:p>97.5520135085473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-3.04445" calcext:value-type="float">
            <text:p>-3.04445</text:p>
          </table:table-cell>
          <table:table-cell office:value-type="float" office:value="-2.98423" calcext:value-type="float">
            <text:p>-2.98423</text:p>
          </table:table-cell>
          <table:table-cell office:value-type="float" office:value="-2.96537" calcext:value-type="float">
            <text:p>-2.96537</text:p>
          </table:table-cell>
          <table:table-cell office:value-type="float" office:value="-2.96604" calcext:value-type="float">
            <text:p>-2.96604</text:p>
          </table:table-cell>
          <table:table-cell office:value-type="float" office:value="-2.96813" calcext:value-type="float">
            <text:p>-2.96813</text:p>
          </table:table-cell>
          <table:table-cell office:value-type="float" office:value="0.215781" calcext:value-type="float">
            <text:p>0.215781</text:p>
          </table:table-cell>
          <table:table-cell office:value-type="float" office:value="0.0268991" calcext:value-type="float">
            <text:p>0.0268991</text:p>
          </table:table-cell>
          <table:table-cell office:value-type="float" office:value="0.592523" calcext:value-type="float">
            <text:p>0.592523</text:p>
          </table:table-cell>
          <table:table-cell office:value-type="float" office:value="0.0651299" calcext:value-type="float">
            <text:p>0.0651299</text:p>
          </table:table-cell>
          <table:table-cell office:value-type="float" office:value="0.713463" calcext:value-type="float">
            <text:p>0.713463</text:p>
          </table:table-cell>
          <table:table-cell office:value-type="float" office:value="0.0483964838767539" calcext:value-type="float">
            <text:p>0.048396483876754</text:p>
          </table:table-cell>
          <table:table-cell office:value-type="float" office:value="0.0151768389469069" calcext:value-type="float">
            <text:p>0.015176838946907</text:p>
          </table:table-cell>
          <table:table-cell office:value-type="float" office:value="0.00767912211017233" calcext:value-type="float">
            <text:p>0.007679122110172</text:p>
          </table:table-cell>
          <table:table-cell office:value-type="float" office:value="0.00437494" calcext:value-type="float">
            <text:p>0.00437494</text:p>
          </table:table-cell>
          <table:table-cell office:value-type="float" office:value="0.00279346" calcext:value-type="float">
            <text:p>0.00279346</text:p>
          </table:table-cell>
          <table:table-cell office:value-type="float" office:value="10.6260347842243" calcext:value-type="float">
            <text:p>10.6260347842243</text:p>
          </table:table-cell>
          <table:table-cell office:value-type="float" office:value="21.6335074549529" calcext:value-type="float">
            <text:p>21.6335074549529</text:p>
          </table:table-cell>
          <table:table-cell office:value-type="float" office:value="31.8949483176103" calcext:value-type="float">
            <text:p>31.8949483176103</text:p>
          </table:table-cell>
          <table:table-cell office:value-type="float" office:value="50.2833551453801" calcext:value-type="float">
            <text:p>50.2833551453801</text:p>
          </table:table-cell>
          <table:table-cell office:value-type="float" office:value="71.1122041717016" calcext:value-type="float">
            <text:p>71.1122041717016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-2.95242" calcext:value-type="float">
            <text:p>-2.95242</text:p>
          </table:table-cell>
          <table:table-cell office:value-type="float" office:value="-2.91412" calcext:value-type="float">
            <text:p>-2.91412</text:p>
          </table:table-cell>
          <table:table-cell office:value-type="float" office:value="-2.90191" calcext:value-type="float">
            <text:p>-2.90191</text:p>
          </table:table-cell>
          <table:table-cell office:value-type="float" office:value="-2.89088" calcext:value-type="float">
            <text:p>-2.89088</text:p>
          </table:table-cell>
          <table:table-cell office:value-type="float" office:value="-2.89263" calcext:value-type="float">
            <text:p>-2.89263</text:p>
          </table:table-cell>
          <table:table-cell office:value-type="float" office:value="0.17666" calcext:value-type="float">
            <text:p>0.17666</text:p>
          </table:table-cell>
          <table:table-cell office:value-type="float" office:value="0.115176" calcext:value-type="float">
            <text:p>0.115176</text:p>
          </table:table-cell>
          <table:table-cell office:value-type="float" office:value="0.0146769" calcext:value-type="float">
            <text:p>0.0146769</text:p>
          </table:table-cell>
          <table:table-cell office:value-type="float" office:value="0.0609133" calcext:value-type="float">
            <text:p>0.0609133</text:p>
          </table:table-cell>
          <table:table-cell office:value-type="float" office:value="0.154761" calcext:value-type="float">
            <text:p>0.154761</text:p>
          </table:table-cell>
          <table:table-cell office:value-type="float" office:value="0.0507882652517816" calcext:value-type="float">
            <text:p>0.050788265251782</text:p>
          </table:table-cell>
          <table:table-cell office:value-type="float" office:value="0.0162629465110816" calcext:value-type="float">
            <text:p>0.016262946511082</text:p>
          </table:table-cell>
          <table:table-cell office:value-type="float" office:value="0.00791533242618863" calcext:value-type="float">
            <text:p>0.007915332426189</text:p>
          </table:table-cell>
          <table:table-cell office:value-type="float" office:value="0.00488781" calcext:value-type="float">
            <text:p>0.00488781</text:p>
          </table:table-cell>
          <table:table-cell office:value-type="float" office:value="0.00313014" calcext:value-type="float">
            <text:p>0.00313014</text:p>
          </table:table-cell>
          <table:table-cell office:value-type="float" office:value="9.47318409038076" calcext:value-type="float">
            <text:p>9.47318409038076</text:p>
          </table:table-cell>
          <table:table-cell office:value-type="float" office:value="18.7759118793436" calcext:value-type="float">
            <text:p>18.7759118793436</text:p>
          </table:table-cell>
          <table:table-cell office:value-type="float" office:value="29.7367486233803" calcext:value-type="float">
            <text:p>29.7367486233803</text:p>
          </table:table-cell>
          <table:table-cell office:value-type="float" office:value="39.2136373914765" calcext:value-type="float">
            <text:p>39.2136373914765</text:p>
          </table:table-cell>
          <table:table-cell office:value-type="float" office:value="53.6758540089584" calcext:value-type="float">
            <text:p>53.6758540089584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-2.95389" calcext:value-type="float">
            <text:p>-2.95389</text:p>
          </table:table-cell>
          <table:table-cell office:value-type="float" office:value="-2.89037" calcext:value-type="float">
            <text:p>-2.89037</text:p>
          </table:table-cell>
          <table:table-cell office:value-type="float" office:value="-2.86848" calcext:value-type="float">
            <text:p>-2.86848</text:p>
          </table:table-cell>
          <table:table-cell office:value-type="float" office:value="-2.85962" calcext:value-type="float">
            <text:p>-2.85962</text:p>
          </table:table-cell>
          <table:table-cell office:value-type="float" office:value="-2.84993" calcext:value-type="float">
            <text:p>-2.84993</text:p>
          </table:table-cell>
          <table:table-cell office:value-type="float" office:value="0.0302991" calcext:value-type="float">
            <text:p>0.0302991</text:p>
          </table:table-cell>
          <table:table-cell office:value-type="float" office:value="0.0735974" calcext:value-type="float">
            <text:p>0.0735974</text:p>
          </table:table-cell>
          <table:table-cell office:value-type="float" office:value="0.135608" calcext:value-type="float">
            <text:p>0.135608</text:p>
          </table:table-cell>
          <table:table-cell office:value-type="float" office:value="0.0163889" calcext:value-type="float">
            <text:p>0.0163889</text:p>
          </table:table-cell>
          <table:table-cell office:value-type="float" office:value="0.237197" calcext:value-type="float">
            <text:p>0.237197</text:p>
          </table:table-cell>
          <table:table-cell office:value-type="float" office:value="0.0502772939315721" calcext:value-type="float">
            <text:p>0.050277293931572</text:p>
          </table:table-cell>
          <table:table-cell office:value-type="float" office:value="0.0161503741776476" calcext:value-type="float">
            <text:p>0.016150374177648</text:p>
          </table:table-cell>
          <table:table-cell office:value-type="float" office:value="0.00804061588620001" calcext:value-type="float">
            <text:p>0.0080406158862</text:p>
          </table:table-cell>
          <table:table-cell office:value-type="float" office:value="0.00493702" calcext:value-type="float">
            <text:p>0.00493702</text:p>
          </table:table-cell>
          <table:table-cell office:value-type="float" office:value="0.00325905" calcext:value-type="float">
            <text:p>0.00325905</text:p>
          </table:table-cell>
          <table:table-cell office:value-type="float" office:value="9.13728616241107" calcext:value-type="float">
            <text:p>9.13728616241107</text:p>
          </table:table-cell>
          <table:table-cell office:value-type="float" office:value="18.3034760157293" calcext:value-type="float">
            <text:p>18.3034760157293</text:p>
          </table:table-cell>
          <table:table-cell office:value-type="float" office:value="27.5499662653582" calcext:value-type="float">
            <text:p>27.5499662653582</text:p>
          </table:table-cell>
          <table:table-cell office:value-type="float" office:value="35.9446858047087" calcext:value-type="float">
            <text:p>35.9446858047087</text:p>
          </table:table-cell>
          <table:table-cell office:value-type="float" office:value="43.6917909788001" calcext:value-type="float">
            <text:p>43.6917909788001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-2.84814" calcext:value-type="float">
            <text:p>-2.84814</text:p>
          </table:table-cell>
          <table:table-cell office:value-type="float" office:value="-2.78966" calcext:value-type="float">
            <text:p>-2.78966</text:p>
          </table:table-cell>
          <table:table-cell office:value-type="float" office:value="-2.75823" calcext:value-type="float">
            <text:p>-2.75823</text:p>
          </table:table-cell>
          <table:table-cell office:value-type="float" office:value="-2.73562" calcext:value-type="float">
            <text:p>-2.73562</text:p>
          </table:table-cell>
          <table:table-cell office:value-type="float" office:value="-2.72217" calcext:value-type="float">
            <text:p>-2.72217</text:p>
          </table:table-cell>
          <table:table-cell office:value-type="float" office:value="0.155591" calcext:value-type="float">
            <text:p>0.155591</text:p>
          </table:table-cell>
          <table:table-cell office:value-type="float" office:value="0.00556641" calcext:value-type="float">
            <text:p>0.00556641</text:p>
          </table:table-cell>
          <table:table-cell office:value-type="float" office:value="0.00981711" calcext:value-type="float">
            <text:p>0.00981711</text:p>
          </table:table-cell>
          <table:table-cell office:value-type="float" office:value="0.00786602" calcext:value-type="float">
            <text:p>0.00786602</text:p>
          </table:table-cell>
          <table:table-cell office:value-type="float" office:value="0.0496718" calcext:value-type="float">
            <text:p>0.0496718</text:p>
          </table:table-cell>
          <table:table-cell office:value-type="float" office:value="0.055177417844991" calcext:value-type="float">
            <text:p>0.055177417844991</text:p>
          </table:table-cell>
          <table:table-cell office:value-type="float" office:value="0.016438012173913" calcext:value-type="float">
            <text:p>0.016438012173913</text:p>
          </table:table-cell>
          <table:table-cell office:value-type="float" office:value="0.00830950228733437" calcext:value-type="float">
            <text:p>0.008309502287334</text:p>
          </table:table-cell>
          <table:table-cell office:value-type="float" office:value="0.00500402" calcext:value-type="float">
            <text:p>0.00500402</text:p>
          </table:table-cell>
          <table:table-cell office:value-type="float" office:value="0.00332421" calcext:value-type="float">
            <text:p>0.00332421</text:p>
          </table:table-cell>
          <table:table-cell office:value-type="float" office:value="7.88646300785408" calcext:value-type="float">
            <text:p>7.88646300785408</text:p>
          </table:table-cell>
          <table:table-cell office:value-type="float" office:value="15.1617479272657" calcext:value-type="float">
            <text:p>15.1617479272657</text:p>
          </table:table-cell>
          <table:table-cell office:value-type="float" office:value="21.0668984645591" calcext:value-type="float">
            <text:p>21.0668984645591</text:p>
          </table:table-cell>
          <table:table-cell office:value-type="float" office:value="25.0692770408087" calcext:value-type="float">
            <text:p>25.0692770408087</text:p>
          </table:table-cell>
          <table:table-cell office:value-type="float" office:value="27.6049767028812" calcext:value-type="float">
            <text:p>27.6049767028812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-2.59656" calcext:value-type="float">
            <text:p>-2.59656</text:p>
          </table:table-cell>
          <table:table-cell office:value-type="float" office:value="-2.47278" calcext:value-type="float">
            <text:p>-2.47278</text:p>
          </table:table-cell>
          <table:table-cell office:value-type="float" office:value="-2.42953" calcext:value-type="float">
            <text:p>-2.42953</text:p>
          </table:table-cell>
          <table:table-cell office:value-type="float" office:value="-2.41615" calcext:value-type="float">
            <text:p>-2.41615</text:p>
          </table:table-cell>
          <table:table-cell office:value-type="float" office:value="-2.40996" calcext:value-type="float">
            <text:p>-2.40996</text:p>
          </table:table-cell>
          <table:table-cell office:value-type="float" office:value="0.0454688" calcext:value-type="float">
            <text:p>0.0454688</text:p>
          </table:table-cell>
          <table:table-cell office:value-type="float" office:value="0.0313687" calcext:value-type="float">
            <text:p>0.0313687</text:p>
          </table:table-cell>
          <table:table-cell office:value-type="float" office:value="0.00780714" calcext:value-type="float">
            <text:p>0.00780714</text:p>
          </table:table-cell>
          <table:table-cell office:value-type="float" office:value="0.0116604" calcext:value-type="float">
            <text:p>0.0116604</text:p>
          </table:table-cell>
          <table:table-cell office:value-type="float" office:value="0.00250855" calcext:value-type="float">
            <text:p>0.00250855</text:p>
          </table:table-cell>
          <table:table-cell office:value-type="float" office:value="0.0544090566666664" calcext:value-type="float">
            <text:p>0.054409056666666</text:p>
          </table:table-cell>
          <table:table-cell office:value-type="float" office:value="0.0137376860416665" calcext:value-type="float">
            <text:p>0.013737686041667</text:p>
          </table:table-cell>
          <table:table-cell office:value-type="float" office:value="0.0057593713715276" calcext:value-type="float">
            <text:p>0.005759371371528</text:p>
          </table:table-cell>
          <table:table-cell office:value-type="float" office:value="0.00305996" calcext:value-type="float">
            <text:p>0.00305996</text:p>
          </table:table-cell>
          <table:table-cell office:value-type="float" office:value="0.00185692" calcext:value-type="float">
            <text:p>0.00185692</text:p>
          </table:table-cell>
          <table:table-cell office:value-type="float" office:value="5.44210585151203" calcext:value-type="float">
            <text:p>5.44210585151203</text:p>
          </table:table-cell>
          <table:table-cell office:value-type="float" office:value="8.8881736141953" calcext:value-type="float">
            <text:p>8.8881736141953</text:p>
          </table:table-cell>
          <table:table-cell office:value-type="float" office:value="9.86662741517173" calcext:value-type="float">
            <text:p>9.86662741517173</text:p>
          </table:table-cell>
          <table:table-cell office:value-type="float" office:value="9.9640726118794" calcext:value-type="float">
            <text:p>9.9640726118794</text:p>
          </table:table-cell>
          <table:table-cell office:value-type="float" office:value="10.0681319630345" calcext:value-type="float">
            <text:p>10.0681319630345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-2.36916" calcext:value-type="float">
            <text:p>-2.36916</text:p>
          </table:table-cell>
          <table:table-cell office:value-type="float" office:value="-2.21664" calcext:value-type="float">
            <text:p>-2.21664</text:p>
          </table:table-cell>
          <table:table-cell office:value-type="float" office:value="-2.2157" calcext:value-type="float">
            <text:p>-2.2157</text:p>
          </table:table-cell>
          <table:table-cell office:value-type="float" office:value="-2.21021" calcext:value-type="float">
            <text:p>-2.21021</text:p>
          </table:table-cell>
          <table:table-cell office:value-type="float" office:value="-2.21202" calcext:value-type="float">
            <text:p>-2.21202</text:p>
          </table:table-cell>
          <table:table-cell office:value-type="float" office:value="0.00818604" calcext:value-type="float">
            <text:p>0.00818604</text:p>
          </table:table-cell>
          <table:table-cell office:value-type="float" office:value="0.0512549" calcext:value-type="float">
            <text:p>0.0512549</text:p>
          </table:table-cell>
          <table:table-cell office:value-type="float" office:value="0.00526957" calcext:value-type="float">
            <text:p>0.00526957</text:p>
          </table:table-cell>
          <table:table-cell office:value-type="float" office:value="0.00522591" calcext:value-type="float">
            <text:p>0.00522591</text:p>
          </table:table-cell>
          <table:table-cell office:value-type="float" office:value="0.000130914" calcext:value-type="float">
            <text:p>0.000130914</text:p>
          </table:table-cell>
          <table:table-cell office:value-type="float" office:value="0.045811343104" calcext:value-type="float">
            <text:p>0.045811343104</text:p>
          </table:table-cell>
          <table:table-cell office:value-type="float" office:value="0.00894993766400006" calcext:value-type="float">
            <text:p>0.008949937664</text:p>
          </table:table-cell>
          <table:table-cell office:value-type="float" office:value="0.00404376159999998" calcext:value-type="float">
            <text:p>0.0040437616</text:p>
          </table:table-cell>
          <table:table-cell office:value-type="float" office:value="0.00220565" calcext:value-type="float">
            <text:p>0.00220565</text:p>
          </table:table-cell>
          <table:table-cell office:value-type="float" office:value="0.00137195" calcext:value-type="float">
            <text:p>0.00137195</text:p>
          </table:table-cell>
          <table:table-cell office:value-type="float" office:value="4.86396851554674" calcext:value-type="float">
            <text:p>4.86396851554674</text:p>
          </table:table-cell>
          <table:table-cell office:value-type="float" office:value="5.42402047082334" calcext:value-type="float">
            <text:p>5.42402047082334</text:p>
          </table:table-cell>
          <table:table-cell office:value-type="float" office:value="6.06110303738683" calcext:value-type="float">
            <text:p>6.06110303738683</text:p>
          </table:table-cell>
          <table:table-cell office:value-type="float" office:value="5.66513402693316" calcext:value-type="float">
            <text:p>5.66513402693316</text:p>
          </table:table-cell>
          <table:table-cell office:value-type="float" office:value="5.92247831416933" calcext:value-type="float">
            <text:p>5.92247831416933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2.20953" calcext:value-type="float">
            <text:p>-2.20953</text:p>
          </table:table-cell>
          <table:table-cell office:value-type="float" office:value="-2.06808" calcext:value-type="float">
            <text:p>-2.06808</text:p>
          </table:table-cell>
          <table:table-cell office:value-type="float" office:value="-2.05925" calcext:value-type="float">
            <text:p>-2.05925</text:p>
          </table:table-cell>
          <table:table-cell office:value-type="float" office:value="-2.05753" calcext:value-type="float">
            <text:p>-2.05753</text:p>
          </table:table-cell>
          <table:table-cell office:value-type="float" office:value="-2.05654" calcext:value-type="float">
            <text:p>-2.05654</text:p>
          </table:table-cell>
          <table:table-cell office:value-type="float" office:value="0.00371094" calcext:value-type="float">
            <text:p>0.00371094</text:p>
          </table:table-cell>
          <table:table-cell office:value-type="float" office:value="0.0138028" calcext:value-type="float">
            <text:p>0.0138028</text:p>
          </table:table-cell>
          <table:table-cell office:value-type="float" office:value="0.00463264" calcext:value-type="float">
            <text:p>0.00463264</text:p>
          </table:table-cell>
          <table:table-cell office:value-type="float" office:value="0.00331245" calcext:value-type="float">
            <text:p>0.00331245</text:p>
          </table:table-cell>
          <table:table-cell office:value-type="float" office:value="0.00130499" calcext:value-type="float">
            <text:p>0.00130499</text:p>
          </table:table-cell>
          <table:table-cell office:value-type="float" office:value="0.0350986951331362" calcext:value-type="float">
            <text:p>0.035098695133136</text:p>
          </table:table-cell>
          <table:table-cell office:value-type="float" office:value="0.00753182153846146" calcext:value-type="float">
            <text:p>0.007531821538461</text:p>
          </table:table-cell>
          <table:table-cell office:value-type="float" office:value="0.00311973927514788" calcext:value-type="float">
            <text:p>0.003119739275148</text:p>
          </table:table-cell>
          <table:table-cell office:value-type="float" office:value="0.00177099" calcext:value-type="float">
            <text:p>0.00177099</text:p>
          </table:table-cell>
          <table:table-cell office:value-type="float" office:value="0.00112245" calcext:value-type="float">
            <text:p>0.00112245</text:p>
          </table:table-cell>
          <table:table-cell office:value-type="float" office:value="4.08784834045118" calcext:value-type="float">
            <text:p>4.08784834045118</text:p>
          </table:table-cell>
          <table:table-cell office:value-type="float" office:value="4.29053829541313" calcext:value-type="float">
            <text:p>4.29053829541313</text:p>
          </table:table-cell>
          <table:table-cell office:value-type="float" office:value="4.06800210238014" calcext:value-type="float">
            <text:p>4.06800210238014</text:p>
          </table:table-cell>
          <table:table-cell office:value-type="float" office:value="4.01701226385371" calcext:value-type="float">
            <text:p>4.01701226385371</text:p>
          </table:table-cell>
          <table:table-cell office:value-type="float" office:value="4.23424277950443" calcext:value-type="float">
            <text:p>4.23424277950443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-2.00234" calcext:value-type="float">
            <text:p>-2.00234</text:p>
          </table:table-cell>
          <table:table-cell office:value-type="float" office:value="-1.9299" calcext:value-type="float">
            <text:p>-1.9299</text:p>
          </table:table-cell>
          <table:table-cell office:value-type="float" office:value="-1.92767" calcext:value-type="float">
            <text:p>-1.92767</text:p>
          </table:table-cell>
          <table:table-cell office:value-type="float" office:value="-1.92721" calcext:value-type="float">
            <text:p>-1.92721</text:p>
          </table:table-cell>
          <table:table-cell office:value-type="float" office:value="-1.92471" calcext:value-type="float">
            <text:p>-1.92471</text:p>
          </table:table-cell>
          <table:table-cell office:value-type="float" office:value="0.0223828" calcext:value-type="float">
            <text:p>0.0223828</text:p>
          </table:table-cell>
          <table:table-cell office:value-type="float" office:value="0.00119263" calcext:value-type="float">
            <text:p>0.00119263</text:p>
          </table:table-cell>
          <table:table-cell office:value-type="float" office:value="0.00364204" calcext:value-type="float">
            <text:p>0.00364204</text:p>
          </table:table-cell>
          <table:table-cell office:value-type="float" office:value="0.00047966" calcext:value-type="float">
            <text:p>0.00047966</text:p>
          </table:table-cell>
          <table:table-cell office:value-type="float" office:value="0.00203281" calcext:value-type="float">
            <text:p>0.00203281</text:p>
          </table:table-cell>
          <table:table-cell office:value-type="float" office:value="0.0279183161042525" calcext:value-type="float">
            <text:p>0.027918316104253</text:p>
          </table:table-cell>
          <table:table-cell office:value-type="float" office:value="0.0062683113854596" calcext:value-type="float">
            <text:p>0.00626831138546</text:p>
          </table:table-cell>
          <table:table-cell office:value-type="float" office:value="0.00263489315500691" calcext:value-type="float">
            <text:p>0.002634893155007</text:p>
          </table:table-cell>
          <table:table-cell office:value-type="float" office:value="0.0014952" calcext:value-type="float">
            <text:p>0.0014952</text:p>
          </table:table-cell>
          <table:table-cell office:value-type="float" office:value="0.000970286" calcext:value-type="float">
            <text:p>0.000970286</text:p>
          </table:table-cell>
          <table:table-cell office:value-type="float" office:value="3.08194567532493" calcext:value-type="float">
            <text:p>3.08194567532493</text:p>
          </table:table-cell>
          <table:table-cell office:value-type="float" office:value="3.5145904789541" calcext:value-type="float">
            <text:p>3.5145904789541</text:p>
          </table:table-cell>
          <table:table-cell office:value-type="float" office:value="3.36166677025308" calcext:value-type="float">
            <text:p>3.36166677025308</text:p>
          </table:table-cell>
          <table:table-cell office:value-type="float" office:value="3.15904722852929" calcext:value-type="float">
            <text:p>3.15904722852929</text:p>
          </table:table-cell>
          <table:table-cell office:value-type="float" office:value="3.19330546502593" calcext:value-type="float">
            <text:p>3.19330546502593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-1.83734" calcext:value-type="float">
            <text:p>-1.83734</text:p>
          </table:table-cell>
          <table:table-cell office:value-type="float" office:value="-1.82165" calcext:value-type="float">
            <text:p>-1.82165</text:p>
          </table:table-cell>
          <table:table-cell office:value-type="float" office:value="-1.81227" calcext:value-type="float">
            <text:p>-1.81227</text:p>
          </table:table-cell>
          <table:table-cell office:value-type="float" office:value="-1.81665" calcext:value-type="float">
            <text:p>-1.81665</text:p>
          </table:table-cell>
          <table:table-cell office:value-type="float" office:value="-1.81687" calcext:value-type="float">
            <text:p>-1.81687</text:p>
          </table:table-cell>
          <table:table-cell office:value-type="float" office:value="0.031875" calcext:value-type="float">
            <text:p>0.031875</text:p>
          </table:table-cell>
          <table:table-cell office:value-type="float" office:value="0.00114258" calcext:value-type="float">
            <text:p>0.00114258</text:p>
          </table:table-cell>
          <table:table-cell office:value-type="float" office:value="0.010108" calcext:value-type="float">
            <text:p>0.010108</text:p>
          </table:table-cell>
          <table:table-cell office:value-type="float" office:value="0.000493546" calcext:value-type="float">
            <text:p>0.000493546</text:p>
          </table:table-cell>
          <table:table-cell office:value-type="float" office:value="0.00355312" calcext:value-type="float">
            <text:p>0.00355312</text:p>
          </table:table-cell>
          <table:table-cell office:value-type="float" office:value="0.0233599138265305" calcext:value-type="float">
            <text:p>0.023359913826531</text:p>
          </table:table-cell>
          <table:table-cell office:value-type="float" office:value="0.0051430200892857" calcext:value-type="float">
            <text:p>0.005143020089286</text:p>
          </table:table-cell>
          <table:table-cell office:value-type="float" office:value="0.00230324580357142" calcext:value-type="float">
            <text:p>0.002303245803571</text:p>
          </table:table-cell>
          <table:table-cell office:value-type="float" office:value="0.00129217" calcext:value-type="float">
            <text:p>0.00129217</text:p>
          </table:table-cell>
          <table:table-cell office:value-type="float" office:value="0.000865612" calcext:value-type="float">
            <text:p>0.000865612</text:p>
          </table:table-cell>
          <table:table-cell office:value-type="float" office:value="2.67253978800091" calcext:value-type="float">
            <text:p>2.67253978800091</text:p>
          </table:table-cell>
          <table:table-cell office:value-type="float" office:value="2.85042281650424" calcext:value-type="float">
            <text:p>2.85042281650424</text:p>
          </table:table-cell>
          <table:table-cell office:value-type="float" office:value="2.14094593605223" calcext:value-type="float">
            <text:p>2.14094593605223</text:p>
          </table:table-cell>
          <table:table-cell office:value-type="float" office:value="2.91359897793049" calcext:value-type="float">
            <text:p>2.91359897793049</text:p>
          </table:table-cell>
          <table:table-cell office:value-type="float" office:value="3.80181681344345" calcext:value-type="float">
            <text:p>3.80181681344345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-1.76797" calcext:value-type="float">
            <text:p>-1.76797</text:p>
          </table:table-cell>
          <table:table-cell office:value-type="float" office:value="-1.72242" calcext:value-type="float">
            <text:p>-1.72242</text:p>
          </table:table-cell>
          <table:table-cell office:value-type="float" office:value="-1.71774" calcext:value-type="float">
            <text:p>-1.71774</text:p>
          </table:table-cell>
          <table:table-cell office:value-type="float" office:value="-1.72152" calcext:value-type="float">
            <text:p>-1.72152</text:p>
          </table:table-cell>
          <table:table-cell office:value-type="float" office:value="-1.7199" calcext:value-type="float">
            <text:p>-1.7199</text:p>
          </table:table-cell>
          <table:table-cell office:value-type="float" office:value="0.0230078" calcext:value-type="float">
            <text:p>0.0230078</text:p>
          </table:table-cell>
          <table:table-cell office:value-type="float" office:value="0.0193311" calcext:value-type="float">
            <text:p>0.0193311</text:p>
          </table:table-cell>
          <table:table-cell office:value-type="float" office:value="0.00402859" calcext:value-type="float">
            <text:p>0.00402859</text:p>
          </table:table-cell>
          <table:table-cell office:value-type="float" office:value="0.000218811" calcext:value-type="float">
            <text:p>0.000218811</text:p>
          </table:table-cell>
          <table:table-cell office:value-type="float" office:value="0.000671045" calcext:value-type="float">
            <text:p>0.000671045</text:p>
          </table:table-cell>
          <table:table-cell office:value-type="float" office:value="0.0247493554221165" calcext:value-type="float">
            <text:p>0.024749355422117</text:p>
          </table:table-cell>
          <table:table-cell office:value-type="float" office:value="0.00432810268727703" calcext:value-type="float">
            <text:p>0.004328102687277</text:p>
          </table:table-cell>
          <table:table-cell office:value-type="float" office:value="0.00198564713436383" calcext:value-type="float">
            <text:p>0.001985647134364</text:p>
          </table:table-cell>
          <table:table-cell office:value-type="float" office:value="0.00117258" calcext:value-type="float">
            <text:p>0.00117258</text:p>
          </table:table-cell>
          <table:table-cell office:value-type="float" office:value="0.000708767" calcext:value-type="float">
            <text:p>0.000708767</text:p>
          </table:table-cell>
          <table:table-cell office:value-type="float" office:value="2.78758017710002" calcext:value-type="float">
            <text:p>2.78758017710002</text:p>
          </table:table-cell>
          <table:table-cell office:value-type="float" office:value="2.70797632947252" calcext:value-type="float">
            <text:p>2.70797632947252</text:p>
          </table:table-cell>
          <table:table-cell office:value-type="float" office:value="2.53391558361415" calcext:value-type="float">
            <text:p>2.53391558361415</text:p>
          </table:table-cell>
          <table:table-cell office:value-type="float" office:value="2.45475866846881" calcext:value-type="float">
            <text:p>2.45475866846881</text:p>
          </table:table-cell>
          <table:table-cell office:value-type="float" office:value="2.17148373843557" calcext:value-type="float">
            <text:p>2.171483738435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57125" calcext:value-type="float">
            <text:p>-1.57125</text:p>
          </table:table-cell>
          <table:table-cell office:value-type="float" office:value="-1.63025" calcext:value-type="float">
            <text:p>-1.63025</text:p>
          </table:table-cell>
          <table:table-cell office:value-type="float" office:value="-1.63575" calcext:value-type="float">
            <text:p>-1.63575</text:p>
          </table:table-cell>
          <table:table-cell office:value-type="float" office:value="-1.63385" calcext:value-type="float">
            <text:p>-1.63385</text:p>
          </table:table-cell>
          <table:table-cell office:value-type="float" office:value="-1.63479" calcext:value-type="float">
            <text:p>-1.63479</text:p>
          </table:table-cell>
          <table:table-cell office:value-type="float" office:value="0.0240625" calcext:value-type="float">
            <text:p>0.0240625</text:p>
          </table:table-cell>
          <table:table-cell office:value-type="float" office:value="0.0256641" calcext:value-type="float">
            <text:p>0.0256641</text:p>
          </table:table-cell>
          <table:table-cell office:value-type="float" office:value="0.000763889" calcext:value-type="float">
            <text:p>0.000763889</text:p>
          </table:table-cell>
          <table:table-cell office:value-type="float" office:value="0.00133698" calcext:value-type="float">
            <text:p>0.00133698</text:p>
          </table:table-cell>
          <table:table-cell office:value-type="float" office:value="0.00113711" calcext:value-type="float">
            <text:p>0.00113711</text:p>
          </table:table-cell>
          <table:table-cell office:value-type="float" office:value="0.0190637152777778" calcext:value-type="float">
            <text:p>0.019063715277778</text:p>
          </table:table-cell>
          <table:table-cell office:value-type="float" office:value="0.00393277083333323" calcext:value-type="float">
            <text:p>0.003932770833333</text:p>
          </table:table-cell>
          <table:table-cell office:value-type="float" office:value="0.00176688194444442" calcext:value-type="float">
            <text:p>0.001766881944444</text:p>
          </table:table-cell>
          <table:table-cell office:value-type="float" office:value="0.00098251" calcext:value-type="float">
            <text:p>0.00098251</text:p>
          </table:table-cell>
          <table:table-cell office:value-type="float" office:value="0.000640941" calcext:value-type="float">
            <text:p>0.000640941</text:p>
          </table:table-cell>
          <table:table-cell office:value-type="float" office:value="1.80457051237391" calcext:value-type="float">
            <text:p>1.80457051237391</text:p>
          </table:table-cell>
          <table:table-cell office:value-type="float" office:value="2.45966232574144" calcext:value-type="float">
            <text:p>2.45966232574144</text:p>
          </table:table-cell>
          <table:table-cell office:value-type="float" office:value="2.22661226007779" calcext:value-type="float">
            <text:p>2.22661226007779</text:p>
          </table:table-cell>
          <table:table-cell office:value-type="float" office:value="1.21567033705862" calcext:value-type="float">
            <text:p>1.21567033705862</text:p>
          </table:table-cell>
          <table:table-cell office:value-type="float" office:value="2.19490683086231" calcext:value-type="float">
            <text:p>2.19490683086231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1.29828" calcext:value-type="float">
            <text:p>-1.29828</text:p>
          </table:table-cell>
          <table:table-cell office:value-type="float" office:value="-1.31983" calcext:value-type="float">
            <text:p>-1.31983</text:p>
          </table:table-cell>
          <table:table-cell office:value-type="float" office:value="-1.31872" calcext:value-type="float">
            <text:p>-1.31872</text:p>
          </table:table-cell>
          <table:table-cell office:value-type="float" office:value="-1.31898" calcext:value-type="float">
            <text:p>-1.31898</text:p>
          </table:table-cell>
          <table:table-cell office:value-type="float" office:value="-1.31991" calcext:value-type="float">
            <text:p>-1.31991</text:p>
          </table:table-cell>
          <table:table-cell office:value-type="float" office:value="0.00445313" calcext:value-type="float">
            <text:p>0.00445313</text:p>
          </table:table-cell>
          <table:table-cell office:value-type="float" office:value="0.00340149" calcext:value-type="float">
            <text:p>0.00340149</text:p>
          </table:table-cell>
          <table:table-cell office:value-type="float" office:value="0.00121962" calcext:value-type="float">
            <text:p>0.00121962</text:p>
          </table:table-cell>
          <table:table-cell office:value-type="float" office:value="0.000714798" calcext:value-type="float">
            <text:p>0.000714798</text:p>
          </table:table-cell>
          <table:table-cell office:value-type="float" office:value="0.000445947" calcext:value-type="float">
            <text:p>0.000445947</text:p>
          </table:table-cell>
          <table:table-cell office:value-type="float" office:value="0.0100146156408163" calcext:value-type="float">
            <text:p>0.010014615640816</text:p>
          </table:table-cell>
          <table:table-cell office:value-type="float" office:value="0.00250275682448979" calcext:value-type="float">
            <text:p>0.00250275682449</text:p>
          </table:table-cell>
          <table:table-cell office:value-type="float" office:value="0.00112878053877554" calcext:value-type="float">
            <text:p>0.001128780538776</text:p>
          </table:table-cell>
          <table:table-cell office:value-type="float" office:value="0.000613605" calcext:value-type="float">
            <text:p>0.000613605</text:p>
          </table:table-cell>
          <table:table-cell office:value-type="float" office:value="0.000397639" calcext:value-type="float">
            <text:p>0.000397639</text:p>
          </table:table-cell>
          <table:table-cell office:value-type="float" office:value="1.0615454290448" calcext:value-type="float">
            <text:p>1.0615454290448</text:p>
          </table:table-cell>
          <table:table-cell office:value-type="float" office:value="1.28530659271378" calcext:value-type="float">
            <text:p>1.28530659271378</text:p>
          </table:table-cell>
          <table:table-cell office:value-type="float" office:value="1.17422442954732" calcext:value-type="float">
            <text:p>1.17422442954732</text:p>
          </table:table-cell>
          <table:table-cell office:value-type="float" office:value="1.4755071314379" calcext:value-type="float">
            <text:p>1.4755071314379</text:p>
          </table:table-cell>
          <table:table-cell office:value-type="float" office:value="1.5705966961377" calcext:value-type="float">
            <text:p>1.57059669613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.14344" calcext:value-type="float">
            <text:p>-1.14344</text:p>
          </table:table-cell>
          <table:table-cell office:value-type="float" office:value="-1.11127" calcext:value-type="float">
            <text:p>-1.11127</text:p>
          </table:table-cell>
          <table:table-cell office:value-type="float" office:value="-1.11528" calcext:value-type="float">
            <text:p>-1.11528</text:p>
          </table:table-cell>
          <table:table-cell office:value-type="float" office:value="-1.11409" calcext:value-type="float">
            <text:p>-1.11409</text:p>
          </table:table-cell>
          <table:table-cell office:value-type="float" office:value="-1.11508" calcext:value-type="float">
            <text:p>-1.11508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195923" calcext:value-type="float">
            <text:p>0.00195923</text:p>
          </table:table-cell>
          <table:table-cell office:value-type="float" office:value="0.000384115" calcext:value-type="float">
            <text:p>0.000384115</text:p>
          </table:table-cell>
          <table:table-cell office:value-type="float" office:value="0.00112457" calcext:value-type="float">
            <text:p>0.00112457</text:p>
          </table:table-cell>
          <table:table-cell office:value-type="float" office:value="0.000430713" calcext:value-type="float">
            <text:p>0.000430713</text:p>
          </table:table-cell>
          <table:table-cell office:value-type="float" office:value="0.00691718540000001" calcext:value-type="float">
            <text:p>0.0069171854</text:p>
          </table:table-cell>
          <table:table-cell office:value-type="float" office:value="0.00171493669375002" calcext:value-type="float">
            <text:p>0.00171493669375</text:p>
          </table:table-cell>
          <table:table-cell office:value-type="float" office:value="0.000764407600000003" calcext:value-type="float">
            <text:p>0.0007644076</text:p>
          </table:table-cell>
          <table:table-cell office:value-type="float" office:value="0.000418814" calcext:value-type="float">
            <text:p>0.000418814</text:p>
          </table:table-cell>
          <table:table-cell office:value-type="float" office:value="0.000274438" calcext:value-type="float">
            <text:p>0.000274438</text:p>
          </table:table-cell>
          <table:table-cell office:value-type="float" office:value="0.8264825602711" calcext:value-type="float">
            <text:p>0.8264825602711</text:p>
          </table:table-cell>
          <table:table-cell office:value-type="float" office:value="1.24567696441755" calcext:value-type="float">
            <text:p>1.24567696441755</text:p>
          </table:table-cell>
          <table:table-cell office:value-type="float" office:value="1.11206202319337" calcext:value-type="float">
            <text:p>1.11206202319337</text:p>
          </table:table-cell>
          <table:table-cell office:value-type="float" office:value="1.50626486150099" calcext:value-type="float">
            <text:p>1.50626486150099</text:p>
          </table:table-cell>
          <table:table-cell office:value-type="float" office:value="0.595332361189374" calcext:value-type="float">
            <text:p>0.595332361189374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-0.961953" calcext:value-type="float">
            <text:p>-0.961953</text:p>
          </table:table-cell>
          <table:table-cell office:value-type="float" office:value="-0.97072" calcext:value-type="float">
            <text:p>-0.97072</text:p>
          </table:table-cell>
          <table:table-cell office:value-type="float" office:value="-0.967984" calcext:value-type="float">
            <text:p>-0.967984</text:p>
          </table:table-cell>
          <table:table-cell office:value-type="float" office:value="-0.969233" calcext:value-type="float">
            <text:p>-0.969233</text:p>
          </table:table-cell>
          <table:table-cell office:value-type="float" office:value="-0.96727" calcext:value-type="float">
            <text:p>-0.96727</text:p>
          </table:table-cell>
          <table:table-cell office:value-type="float" office:value="0.00205078" calcext:value-type="float">
            <text:p>0.00205078</text:p>
          </table:table-cell>
          <table:table-cell office:value-type="float" office:value="0.0000897217" calcext:value-type="float">
            <text:p>8.97217E-05</text:p>
          </table:table-cell>
          <table:table-cell office:value-type="float" office:value="0.000629883" calcext:value-type="float">
            <text:p>0.000629883</text:p>
          </table:table-cell>
          <table:table-cell office:value-type="float" office:value="0.00030365" calcext:value-type="float">
            <text:p>0.00030365</text:p>
          </table:table-cell>
          <table:table-cell office:value-type="float" office:value="0.000151392" calcext:value-type="float">
            <text:p>0.000151392</text:p>
          </table:table-cell>
          <table:table-cell office:value-type="float" office:value="0.00547537905140741" calcext:value-type="float">
            <text:p>0.005475379051407</text:p>
          </table:table-cell>
          <table:table-cell office:value-type="float" office:value="0.00128432995555555" calcext:value-type="float">
            <text:p>0.001284329955556</text:p>
          </table:table-cell>
          <table:table-cell office:value-type="float" office:value="0.000567603740444445" calcext:value-type="float">
            <text:p>0.000567603740444</text:p>
          </table:table-cell>
          <table:table-cell office:value-type="float" office:value="0.000310253" calcext:value-type="float">
            <text:p>0.000310253</text:p>
          </table:table-cell>
          <table:table-cell office:value-type="float" office:value="0.000204018" calcext:value-type="float">
            <text:p>0.000204018</text:p>
          </table:table-cell>
          <table:table-cell office:value-type="float" office:value="0.888707625265652" calcext:value-type="float">
            <text:p>0.888707625265652</text:p>
          </table:table-cell>
          <table:table-cell office:value-type="float" office:value="0.813176096634224" calcext:value-type="float">
            <text:p>0.813176096634224</text:p>
          </table:table-cell>
          <table:table-cell office:value-type="float" office:value="0.599979214855206" calcext:value-type="float">
            <text:p>0.599979214855206</text:p>
          </table:table-cell>
          <table:table-cell office:value-type="float" office:value="1.25715740074761" calcext:value-type="float">
            <text:p>1.25715740074761</text:p>
          </table:table-cell>
          <table:table-cell office:value-type="float" office:value="0.414141579023383" calcext:value-type="float">
            <text:p>0.414141579023383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-0.8525" calcext:value-type="float">
            <text:p>-0.8525</text:p>
          </table:table-cell>
          <table:table-cell office:value-type="float" office:value="-0.882559" calcext:value-type="float">
            <text:p>-0.882559</text:p>
          </table:table-cell>
          <table:table-cell office:value-type="float" office:value="-0.875972" calcext:value-type="float">
            <text:p>-0.875972</text:p>
          </table:table-cell>
          <table:table-cell office:value-type="float" office:value="-0.878394" calcext:value-type="float">
            <text:p>-0.878394</text:p>
          </table:table-cell>
          <table:table-cell office:value-type="float" office:value="-0.875926" calcext:value-type="float">
            <text:p>-0.875926</text:p>
          </table:table-cell>
          <table:table-cell office:value-type="float" office:value="0.0198438" calcext:value-type="float">
            <text:p>0.0198438</text:p>
          </table:table-cell>
          <table:table-cell office:value-type="float" office:value="0.00280762" calcext:value-type="float">
            <text:p>0.00280762</text:p>
          </table:table-cell>
          <table:table-cell office:value-type="float" office:value="0.00746528" calcext:value-type="float">
            <text:p>0.00746528</text:p>
          </table:table-cell>
          <table:table-cell office:value-type="float" office:value="0.000615234" calcext:value-type="float">
            <text:p>0.000615234</text:p>
          </table:table-cell>
          <table:table-cell office:value-type="float" office:value="0.000212402" calcext:value-type="float">
            <text:p>0.000212402</text:p>
          </table:table-cell>
          <table:table-cell office:value-type="float" office:value="0.00403764056643065" calcext:value-type="float">
            <text:p>0.004037640566431</text:p>
          </table:table-cell>
          <table:table-cell office:value-type="float" office:value="0.00105879264968763" calcext:value-type="float">
            <text:p>0.001058792649688</text:p>
          </table:table-cell>
          <table:table-cell office:value-type="float" office:value="0.000544442116451477" calcext:value-type="float">
            <text:p>0.000544442116451</text:p>
          </table:table-cell>
          <table:table-cell office:value-type="float" office:value="0.000247679" calcext:value-type="float">
            <text:p>0.000247679</text:p>
          </table:table-cell>
          <table:table-cell office:value-type="float" office:value="0.00016674" calcext:value-type="float">
            <text:p>0.00016674</text:p>
          </table:table-cell>
          <table:table-cell office:value-type="float" office:value="1.06421466656028" calcext:value-type="float">
            <text:p>1.06421466656028</text:p>
          </table:table-cell>
          <table:table-cell office:value-type="float" office:value="0.77860184714134" calcext:value-type="float">
            <text:p>0.77860184714134</text:p>
          </table:table-cell>
          <table:table-cell office:value-type="float" office:value="2.87792683157778" calcext:value-type="float">
            <text:p>2.87792683157778</text:p>
          </table:table-cell>
          <table:table-cell table:formula="of:#ERR502!" office:value-type="string" office:string-value="" calcext:value-type="error">
            <text:p>Err:502</text:p>
          </table:table-cell>
          <table:table-cell office:value-type="float" office:value="1.39251826621875" calcext:value-type="float">
            <text:p>1.39251826621875</text:p>
          </table:table-cell>
        </table:table-row>
      </table:table>
      <table:table table:name="Plots" table:style-name="ta1">
        <table:shapes>
          <draw:frame draw:z-index="0" draw:style-name="gr1" draw:text-style-name="P1" svg:width="316.15mm" svg:height="177.96mm" svg:x="0.01mm" svg:y="0mm">
            <draw:object draw:notify-on-update-of-ranges="Sheet1.A3:Sheet1.A32 Sheet1.B1:Sheet1.B1 Sheet1.B3:Sheet1.B32 Sheet1.A3:Sheet1.A32 Sheet1.C1:Sheet1.C1 Sheet1.C3:Sheet1.C32 Sheet1.A3:Sheet1.A32 Sheet1.D1:Sheet1.D1 Sheet1.D3:Sheet1.D32 Sheet1.A3:Sheet1.A32 Sheet1.E1:Sheet1.E1 Sheet1.E3:Sheet1.E32 Sheet1.A3:Sheet1.A32 Sheet1.F1:Sheet1.F1 Sheet1.F3:Sheet1.F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75.75mm" svg:height="193.37mm" svg:x="338.67mm" svg:y="0.01mm">
            <draw:object draw:notify-on-update-of-ranges="Sheet1.A3:Sheet1.A32 Sheet1.G1:Sheet1.G1 Sheet1.G3:Sheet1.G32 Sheet1.A3:Sheet1.A32 Sheet1.H1:Sheet1.H1 Sheet1.H3:Sheet1.H32 Sheet1.A3:Sheet1.A32 Sheet1.I1:Sheet1.I1 Sheet1.I3:Sheet1.I32 Sheet1.A3:Sheet1.A32 Sheet1.J1:Sheet1.J1 Sheet1.J3:Sheet1.J32 Sheet1.A3:Sheet1.A32 Sheet1.K1:Sheet1.K1 Sheet1.K3:Sheet1.K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02.3mm" svg:height="187.78mm" svg:x="0mm" svg:y="185.13mm">
            <draw:object draw:notify-on-update-of-ranges="Sheet1.A3:Sheet1.A32 Sheet1.L1:Sheet1.L1 Sheet1.L3:Sheet1.L32 Sheet1.A3:Sheet1.A32 Sheet1.M1:Sheet1.M1 Sheet1.M3:Sheet1.M32 Sheet1.A3:Sheet1.A32 Sheet1.N1:Sheet1.N1 Sheet1.N3:Sheet1.N32 Sheet1.A3:Sheet1.A32 Sheet1.O1:Sheet1.O1 Sheet1.O3:Sheet1.O32 Sheet1.A3:Sheet1.A32 Sheet1.P1:Sheet1.P1 Sheet1.P3:Sheet1.P3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348.28mm" svg:height="183.27mm" svg:x="338.66mm" svg:y="203.21mm">
            <draw:object draw:notify-on-update-of-ranges="Sheet1.A18:Sheet1.A32 Sheet1.Q1:Sheet1.Q1 Sheet1.Q18:Sheet1.Q32 Sheet1.A18:Sheet1.A32 Sheet1.R1:Sheet1.R1 Sheet1.R18:Sheet1.R32 Sheet1.A18:Sheet1.A32 Sheet1.S1:Sheet1.S1 Sheet1.S18:Sheet1.S32 Sheet1.A18:Sheet1.A32 Sheet1.T1:Sheet1.T1 Sheet1.T18:Sheet1.T32 Sheet1.A18:Sheet1.A32 Sheet1.U1:Sheet1.U1 Sheet1.U18:Sheet1.U3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30">0000-00-00</text:date>, <text:time style:data-style-name="N2" text:time-value="18:43:27.8413863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0T15:08:50.078962070</meta:creation-date>
    <dc:date>2018-08-30T18:52:05.967309786</dc:date>
    <meta:editing-duration>PT48M22S</meta:editing-duration>
    <meta:editing-cycles>11</meta:editing-cycles>
    <meta:generator>LibreOffice/6.0.3.2$Linux_X86_64 LibreOffice_project/00m0$Build-2</meta:generator>
    <meta:document-statistic meta:table-count="2" meta:cell-count="67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616cm" svg:height="17.797cm" xlink:href=".." xlink:type="simple" chart:class="chart:scatter" chart:style-name="ch1">
        <chart:title svg:x="14.098cm" svg:y="0.49cm" chart:style-name="ch2">
          <text:p>Energy vs Temp</text:p>
        </chart:title>
        <chart:legend chart:legend-position="end" svg:x="29.902cm" svg:y="7.8cm" style:legend-expansion="high" chart:style-name="ch3"/>
        <chart:plot-area chart:style-name="ch4" table:cell-range-address="Sheet1.A3:Sheet1.F32 Sheet1.B1:Sheet1.F1" chart:data-source-has-labels="row" svg:x="0.632cm" svg:y="1.546cm" svg:width="28.638cm" svg:height="15.896cm">
          <chartooo:coordinate-region svg:x="1.465cm" svg:y="1.707cm" svg:width="27.711cm" svg:height="15.57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32" chart:label-cell-address="Sheet1.B1:Sheet1.B1" chart:class="chart:scatter">
            <chart:domain table:cell-range-address="Sheet1.A3:Sheet1.A32"/>
            <chart:data-point chart:repeated="30"/>
          </chart:series>
          <chart:series chart:style-name="ch8" chart:values-cell-range-address="Sheet1.C3:Sheet1.C32" chart:label-cell-address="Sheet1.C1:Sheet1.C1" chart:class="chart:scatter">
            <chart:data-point chart:repeated="30"/>
          </chart:series>
          <chart:series chart:style-name="ch9" chart:values-cell-range-address="Sheet1.D3:Sheet1.D32" chart:label-cell-address="Sheet1.D1:Sheet1.D1" chart:class="chart:scatter">
            <chart:data-point chart:repeated="30"/>
          </chart:series>
          <chart:series chart:style-name="ch10" chart:values-cell-range-address="Sheet1.E3:Sheet1.E32" chart:label-cell-address="Sheet1.E1:Sheet1.E1" chart:class="chart:scatter">
            <chart:data-point chart:repeated="30"/>
          </chart:series>
          <chart:series chart:style-name="ch11" chart:values-cell-range-address="Sheet1.F3:Sheet1.F32" chart:label-cell-address="Sheet1.F1:Sheet1.F1" chart:class="chart:scatter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</text:p>
                <draw:g>
                  <svg:desc>Sheet1.B1:Sheet1.B1</svg:desc>
                </draw:g>
              </table:table-cell>
              <table:table-cell office:value-type="string">
                <text:p>20</text:p>
                <draw:g>
                  <svg:desc>Sheet1.C1:Sheet1.C1</svg:desc>
                </draw:g>
              </table:table-cell>
              <table:table-cell office:value-type="string">
                <text:p>30</text:p>
                <draw:g>
                  <svg:desc>Sheet1.D1:Sheet1.D1</svg:desc>
                </draw:g>
              </table:table-cell>
              <table:table-cell office:value-type="string">
                <text:p>40</text:p>
                <draw:g>
                  <svg:desc>Sheet1.E1:Sheet1.E1</svg:desc>
                </draw:g>
              </table:table-cell>
              <table:table-cell office:value-type="string">
                <text:p>50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A3:Sheet1.A32</svg:desc>
                </draw:g>
              </table:table-cell>
              <table:table-cell office:value-type="float" office:value="-2.56">
                <text:p>-2.56</text:p>
                <draw:g>
                  <svg:desc>Sheet1.B3:Sheet1.B32</svg:desc>
                </draw:g>
              </table:table-cell>
              <table:table-cell office:value-type="float" office:value="-4">
                <text:p>-4</text:p>
                <draw:g>
                  <svg:desc>Sheet1.C3:Sheet1.C32</svg:desc>
                </draw:g>
              </table:table-cell>
              <table:table-cell office:value-type="float" office:value="-4">
                <text:p>-4</text:p>
                <draw:g>
                  <svg:desc>Sheet1.D3:Sheet1.D32</svg:desc>
                </draw:g>
              </table:table-cell>
              <table:table-cell office:value-type="float" office:value="-4">
                <text:p>-4</text:p>
                <draw:g>
                  <svg:desc>Sheet1.E3:Sheet1.E32</svg:desc>
                </draw:g>
              </table:table-cell>
              <table:table-cell office:value-type="float" office:value="-4">
                <text:p>-4</text:p>
                <draw:g>
                  <svg:desc>Sheet1.F3:Sheet1.F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-3.99445">
                <text:p>-3.99445</text:p>
              </table:table-cell>
              <table:table-cell office:value-type="float" office:value="-3.99433">
                <text:p>-3.99433</text:p>
              </table:table-cell>
              <table:table-cell office:value-type="float" office:value="-3.99432">
                <text:p>-3.99432</text:p>
              </table:table-cell>
              <table:table-cell office:value-type="float" office:value="-3.99432">
                <text:p>-3.99432</text:p>
              </table:table-cell>
              <table:table-cell office:value-type="float" office:value="-3.99432">
                <text:p>-3.994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">
                <text:p>1.2</text:p>
              </table:table-cell>
              <table:table-cell office:value-type="float" office:value="-3.97703">
                <text:p>-3.97703</text:p>
              </table:table-cell>
              <table:table-cell office:value-type="float" office:value="-3.97722">
                <text:p>-3.97722</text:p>
              </table:table-cell>
              <table:table-cell office:value-type="float" office:value="-3.97719">
                <text:p>-3.97719</text:p>
              </table:table-cell>
              <table:table-cell office:value-type="float" office:value="-3.9772">
                <text:p>-3.9772</text:p>
              </table:table-cell>
              <table:table-cell office:value-type="float" office:value="-3.9772">
                <text:p>-3.97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">
                <text:p>1.3</text:p>
              </table:table-cell>
              <table:table-cell office:value-type="float" office:value="-3.96056">
                <text:p>-3.96056</text:p>
              </table:table-cell>
              <table:table-cell office:value-type="float" office:value="-3.96055">
                <text:p>-3.96055</text:p>
              </table:table-cell>
              <table:table-cell office:value-type="float" office:value="-3.9605">
                <text:p>-3.9605</text:p>
              </table:table-cell>
              <table:table-cell office:value-type="float" office:value="-3.96052">
                <text:p>-3.96052</text:p>
              </table:table-cell>
              <table:table-cell office:value-type="float" office:value="-3.96053">
                <text:p>-3.960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">
                <text:p>1.4</text:p>
              </table:table-cell>
              <table:table-cell office:value-type="float" office:value="-3.92961">
                <text:p>-3.92961</text:p>
              </table:table-cell>
              <table:table-cell office:value-type="float" office:value="-3.93643">
                <text:p>-3.93643</text:p>
              </table:table-cell>
              <table:table-cell office:value-type="float" office:value="-3.93622">
                <text:p>-3.93622</text:p>
              </table:table-cell>
              <table:table-cell office:value-type="float" office:value="-3.93622">
                <text:p>-3.93622</text:p>
              </table:table-cell>
              <table:table-cell office:value-type="float" office:value="-3.9362">
                <text:p>-3.93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-3.90296">
                <text:p>-3.90296</text:p>
              </table:table-cell>
              <table:table-cell office:value-type="float" office:value="-3.89986">
                <text:p>-3.89986</text:p>
              </table:table-cell>
              <table:table-cell office:value-type="float" office:value="-3.90247">
                <text:p>-3.90247</text:p>
              </table:table-cell>
              <table:table-cell office:value-type="float" office:value="-3.90192">
                <text:p>-3.90192</text:p>
              </table:table-cell>
              <table:table-cell office:value-type="float" office:value="-3.90216">
                <text:p>-3.902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-3.85879">
                <text:p>-3.85879</text:p>
              </table:table-cell>
              <table:table-cell office:value-type="float" office:value="-3.85632">
                <text:p>-3.85632</text:p>
              </table:table-cell>
              <table:table-cell office:value-type="float" office:value="-3.85652">
                <text:p>-3.85652</text:p>
              </table:table-cell>
              <table:table-cell office:value-type="float" office:value="-3.85657">
                <text:p>-3.85657</text:p>
              </table:table-cell>
              <table:table-cell office:value-type="float" office:value="-3.85649">
                <text:p>-3.85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">
                <text:p>1.7</text:p>
              </table:table-cell>
              <table:table-cell office:value-type="float" office:value="-3.79438">
                <text:p>-3.79438</text:p>
              </table:table-cell>
              <table:table-cell office:value-type="float" office:value="-3.79587">
                <text:p>-3.79587</text:p>
              </table:table-cell>
              <table:table-cell office:value-type="float" office:value="-3.79642">
                <text:p>-3.79642</text:p>
              </table:table-cell>
              <table:table-cell office:value-type="float" office:value="-3.79625">
                <text:p>-3.79625</text:p>
              </table:table-cell>
              <table:table-cell office:value-type="float" office:value="-3.79645">
                <text:p>-3.796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">
                <text:p>1.8</text:p>
              </table:table-cell>
              <table:table-cell office:value-type="float" office:value="-3.72041">
                <text:p>-3.72041</text:p>
              </table:table-cell>
              <table:table-cell office:value-type="float" office:value="-3.71891">
                <text:p>-3.71891</text:p>
              </table:table-cell>
              <table:table-cell office:value-type="float" office:value="-3.71877">
                <text:p>-3.71877</text:p>
              </table:table-cell>
              <table:table-cell office:value-type="float" office:value="-3.71866">
                <text:p>-3.71866</text:p>
              </table:table-cell>
              <table:table-cell office:value-type="float" office:value="-3.71863">
                <text:p>-3.718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9">
                <text:p>1.9</text:p>
              </table:table-cell>
              <table:table-cell office:value-type="float" office:value="-3.62029">
                <text:p>-3.62029</text:p>
              </table:table-cell>
              <table:table-cell office:value-type="float" office:value="-3.61891">
                <text:p>-3.61891</text:p>
              </table:table-cell>
              <table:table-cell office:value-type="float" office:value="-3.62001">
                <text:p>-3.62001</text:p>
              </table:table-cell>
              <table:table-cell office:value-type="float" office:value="-3.6189">
                <text:p>-3.6189</text:p>
              </table:table-cell>
              <table:table-cell office:value-type="float" office:value="-3.61888">
                <text:p>-3.618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-3.49027">
                <text:p>-3.49027</text:p>
              </table:table-cell>
              <table:table-cell office:value-type="float" office:value="-3.47953">
                <text:p>-3.47953</text:p>
              </table:table-cell>
              <table:table-cell office:value-type="float" office:value="-3.4903">
                <text:p>-3.4903</text:p>
              </table:table-cell>
              <table:table-cell office:value-type="float" office:value="-3.4917">
                <text:p>-3.4917</text:p>
              </table:table-cell>
              <table:table-cell office:value-type="float" office:value="-3.49093">
                <text:p>-3.490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1">
                <text:p>2.1</text:p>
              </table:table-cell>
              <table:table-cell office:value-type="float" office:value="-3.28187">
                <text:p>-3.28187</text:p>
              </table:table-cell>
              <table:table-cell office:value-type="float" office:value="-3.32927">
                <text:p>-3.32927</text:p>
              </table:table-cell>
              <table:table-cell office:value-type="float" office:value="-3.32453">
                <text:p>-3.32453</text:p>
              </table:table-cell>
              <table:table-cell office:value-type="float" office:value="-3.3247">
                <text:p>-3.3247</text:p>
              </table:table-cell>
              <table:table-cell office:value-type="float" office:value="-3.32424">
                <text:p>-3.324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">
                <text:p>2.2</text:p>
              </table:table-cell>
              <table:table-cell office:value-type="float" office:value="-3.11289">
                <text:p>-3.11289</text:p>
              </table:table-cell>
              <table:table-cell office:value-type="float" office:value="-3.09981">
                <text:p>-3.09981</text:p>
              </table:table-cell>
              <table:table-cell office:value-type="float" office:value="-3.09559">
                <text:p>-3.09559</text:p>
              </table:table-cell>
              <table:table-cell office:value-type="float" office:value="-3.0955">
                <text:p>-3.0955</text:p>
              </table:table-cell>
              <table:table-cell office:value-type="float" office:value="-3.09295">
                <text:p>-3.092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2">
                <text:p>2.22</text:p>
              </table:table-cell>
              <table:table-cell office:value-type="float" office:value="-3.085">
                <text:p>-3.085</text:p>
              </table:table-cell>
              <table:table-cell office:value-type="float" office:value="-3.04519">
                <text:p>-3.04519</text:p>
              </table:table-cell>
              <table:table-cell office:value-type="float" office:value="-3.03445">
                <text:p>-3.03445</text:p>
              </table:table-cell>
              <table:table-cell office:value-type="float" office:value="-3.03329">
                <text:p>-3.03329</text:p>
              </table:table-cell>
              <table:table-cell office:value-type="float" office:value="-3.03781">
                <text:p>-3.037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4">
                <text:p>2.24</text:p>
              </table:table-cell>
              <table:table-cell office:value-type="float" office:value="-3.04445">
                <text:p>-3.04445</text:p>
              </table:table-cell>
              <table:table-cell office:value-type="float" office:value="-2.98423">
                <text:p>-2.98423</text:p>
              </table:table-cell>
              <table:table-cell office:value-type="float" office:value="-2.96537">
                <text:p>-2.96537</text:p>
              </table:table-cell>
              <table:table-cell office:value-type="float" office:value="-2.96604">
                <text:p>-2.96604</text:p>
              </table:table-cell>
              <table:table-cell office:value-type="float" office:value="-2.96813">
                <text:p>-2.968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26">
                <text:p>2.26</text:p>
              </table:table-cell>
              <table:table-cell office:value-type="float" office:value="-2.95242">
                <text:p>-2.95242</text:p>
              </table:table-cell>
              <table:table-cell office:value-type="float" office:value="-2.91412">
                <text:p>-2.91412</text:p>
              </table:table-cell>
              <table:table-cell office:value-type="float" office:value="-2.90191">
                <text:p>-2.90191</text:p>
              </table:table-cell>
              <table:table-cell office:value-type="float" office:value="-2.89088">
                <text:p>-2.89088</text:p>
              </table:table-cell>
              <table:table-cell office:value-type="float" office:value="-2.89263">
                <text:p>-2.892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27">
                <text:p>2.27</text:p>
              </table:table-cell>
              <table:table-cell office:value-type="float" office:value="-2.95389">
                <text:p>-2.95389</text:p>
              </table:table-cell>
              <table:table-cell office:value-type="float" office:value="-2.89037">
                <text:p>-2.89037</text:p>
              </table:table-cell>
              <table:table-cell office:value-type="float" office:value="-2.86848">
                <text:p>-2.86848</text:p>
              </table:table-cell>
              <table:table-cell office:value-type="float" office:value="-2.85962">
                <text:p>-2.85962</text:p>
              </table:table-cell>
              <table:table-cell office:value-type="float" office:value="-2.84993">
                <text:p>-2.849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">
                <text:p>2.3</text:p>
              </table:table-cell>
              <table:table-cell office:value-type="float" office:value="-2.84814">
                <text:p>-2.84814</text:p>
              </table:table-cell>
              <table:table-cell office:value-type="float" office:value="-2.78966">
                <text:p>-2.78966</text:p>
              </table:table-cell>
              <table:table-cell office:value-type="float" office:value="-2.75823">
                <text:p>-2.75823</text:p>
              </table:table-cell>
              <table:table-cell office:value-type="float" office:value="-2.73562">
                <text:p>-2.73562</text:p>
              </table:table-cell>
              <table:table-cell office:value-type="float" office:value="-2.72217">
                <text:p>-2.722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4">
                <text:p>2.4</text:p>
              </table:table-cell>
              <table:table-cell office:value-type="float" office:value="-2.59656">
                <text:p>-2.59656</text:p>
              </table:table-cell>
              <table:table-cell office:value-type="float" office:value="-2.47278">
                <text:p>-2.47278</text:p>
              </table:table-cell>
              <table:table-cell office:value-type="float" office:value="-2.42953">
                <text:p>-2.42953</text:p>
              </table:table-cell>
              <table:table-cell office:value-type="float" office:value="-2.41615">
                <text:p>-2.41615</text:p>
              </table:table-cell>
              <table:table-cell office:value-type="float" office:value="-2.40996">
                <text:p>-2.409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5">
                <text:p>2.5</text:p>
              </table:table-cell>
              <table:table-cell office:value-type="float" office:value="-2.36916">
                <text:p>-2.36916</text:p>
              </table:table-cell>
              <table:table-cell office:value-type="float" office:value="-2.21664">
                <text:p>-2.21664</text:p>
              </table:table-cell>
              <table:table-cell office:value-type="float" office:value="-2.2157">
                <text:p>-2.2157</text:p>
              </table:table-cell>
              <table:table-cell office:value-type="float" office:value="-2.21021">
                <text:p>-2.21021</text:p>
              </table:table-cell>
              <table:table-cell office:value-type="float" office:value="-2.21202">
                <text:p>-2.212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6">
                <text:p>2.6</text:p>
              </table:table-cell>
              <table:table-cell office:value-type="float" office:value="-2.20953">
                <text:p>-2.20953</text:p>
              </table:table-cell>
              <table:table-cell office:value-type="float" office:value="-2.06808">
                <text:p>-2.06808</text:p>
              </table:table-cell>
              <table:table-cell office:value-type="float" office:value="-2.05925">
                <text:p>-2.05925</text:p>
              </table:table-cell>
              <table:table-cell office:value-type="float" office:value="-2.05753">
                <text:p>-2.05753</text:p>
              </table:table-cell>
              <table:table-cell office:value-type="float" office:value="-2.05654">
                <text:p>-2.056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">
                <text:p>2.7</text:p>
              </table:table-cell>
              <table:table-cell office:value-type="float" office:value="-2.00234">
                <text:p>-2.00234</text:p>
              </table:table-cell>
              <table:table-cell office:value-type="float" office:value="-1.9299">
                <text:p>-1.9299</text:p>
              </table:table-cell>
              <table:table-cell office:value-type="float" office:value="-1.92767">
                <text:p>-1.92767</text:p>
              </table:table-cell>
              <table:table-cell office:value-type="float" office:value="-1.92721">
                <text:p>-1.92721</text:p>
              </table:table-cell>
              <table:table-cell office:value-type="float" office:value="-1.92471">
                <text:p>-1.924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8">
                <text:p>2.8</text:p>
              </table:table-cell>
              <table:table-cell office:value-type="float" office:value="-1.83734">
                <text:p>-1.83734</text:p>
              </table:table-cell>
              <table:table-cell office:value-type="float" office:value="-1.82165">
                <text:p>-1.82165</text:p>
              </table:table-cell>
              <table:table-cell office:value-type="float" office:value="-1.81227">
                <text:p>-1.81227</text:p>
              </table:table-cell>
              <table:table-cell office:value-type="float" office:value="-1.81665">
                <text:p>-1.81665</text:p>
              </table:table-cell>
              <table:table-cell office:value-type="float" office:value="-1.81687">
                <text:p>-1.816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9">
                <text:p>2.9</text:p>
              </table:table-cell>
              <table:table-cell office:value-type="float" office:value="-1.76797">
                <text:p>-1.76797</text:p>
              </table:table-cell>
              <table:table-cell office:value-type="float" office:value="-1.72242">
                <text:p>-1.72242</text:p>
              </table:table-cell>
              <table:table-cell office:value-type="float" office:value="-1.71774">
                <text:p>-1.71774</text:p>
              </table:table-cell>
              <table:table-cell office:value-type="float" office:value="-1.72152">
                <text:p>-1.72152</text:p>
              </table:table-cell>
              <table:table-cell office:value-type="float" office:value="-1.7199">
                <text:p>-1.71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-1.57125">
                <text:p>-1.57125</text:p>
              </table:table-cell>
              <table:table-cell office:value-type="float" office:value="-1.63025">
                <text:p>-1.63025</text:p>
              </table:table-cell>
              <table:table-cell office:value-type="float" office:value="-1.63575">
                <text:p>-1.63575</text:p>
              </table:table-cell>
              <table:table-cell office:value-type="float" office:value="-1.63385">
                <text:p>-1.63385</text:p>
              </table:table-cell>
              <table:table-cell office:value-type="float" office:value="-1.63479">
                <text:p>-1.634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5">
                <text:p>3.5</text:p>
              </table:table-cell>
              <table:table-cell office:value-type="float" office:value="-1.29828">
                <text:p>-1.29828</text:p>
              </table:table-cell>
              <table:table-cell office:value-type="float" office:value="-1.31983">
                <text:p>-1.31983</text:p>
              </table:table-cell>
              <table:table-cell office:value-type="float" office:value="-1.31872">
                <text:p>-1.31872</text:p>
              </table:table-cell>
              <table:table-cell office:value-type="float" office:value="-1.31898">
                <text:p>-1.31898</text:p>
              </table:table-cell>
              <table:table-cell office:value-type="float" office:value="-1.31991">
                <text:p>-1.319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-1.14344">
                <text:p>-1.14344</text:p>
              </table:table-cell>
              <table:table-cell office:value-type="float" office:value="-1.11127">
                <text:p>-1.11127</text:p>
              </table:table-cell>
              <table:table-cell office:value-type="float" office:value="-1.11528">
                <text:p>-1.11528</text:p>
              </table:table-cell>
              <table:table-cell office:value-type="float" office:value="-1.11409">
                <text:p>-1.11409</text:p>
              </table:table-cell>
              <table:table-cell office:value-type="float" office:value="-1.11508">
                <text:p>-1.115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5">
                <text:p>4.5</text:p>
              </table:table-cell>
              <table:table-cell office:value-type="float" office:value="-0.961953">
                <text:p>-0.961953</text:p>
              </table:table-cell>
              <table:table-cell office:value-type="float" office:value="-0.97072">
                <text:p>-0.97072</text:p>
              </table:table-cell>
              <table:table-cell office:value-type="float" office:value="-0.967984">
                <text:p>-0.967984</text:p>
              </table:table-cell>
              <table:table-cell office:value-type="float" office:value="-0.969233">
                <text:p>-0.969233</text:p>
              </table:table-cell>
              <table:table-cell office:value-type="float" office:value="-0.96727">
                <text:p>-0.967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9">
                <text:p>4.9</text:p>
              </table:table-cell>
              <table:table-cell office:value-type="float" office:value="-0.8525">
                <text:p>-0.8525</text:p>
              </table:table-cell>
              <table:table-cell office:value-type="float" office:value="-0.882559">
                <text:p>-0.882559</text:p>
              </table:table-cell>
              <table:table-cell office:value-type="float" office:value="-0.875972">
                <text:p>-0.875972</text:p>
              </table:table-cell>
              <table:table-cell office:value-type="float" office:value="-0.878394">
                <text:p>-0.878394</text:p>
              </table:table-cell>
              <table:table-cell office:value-type="float" office:value="-0.875926">
                <text:p>-0.8759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7.576cm" svg:height="19.338cm" xlink:href=".." xlink:type="simple" chart:class="chart:scatter" chart:style-name="ch1">
        <chart:title svg:x="21.906cm" svg:y="0.521cm" chart:style-name="ch2">
          <text:p>Abs Mag vs Temp</text:p>
        </chart:title>
        <chart:legend chart:legend-position="end" svg:x="45.862cm" svg:y="8.571cm" style:legend-expansion="high" chart:style-name="ch3"/>
        <chart:plot-area chart:style-name="ch4" table:cell-range-address="Sheet1.A3:Sheet1.A32 Sheet1.G1:Sheet1.K1 Sheet1.G3:Sheet1.K32" chart:data-source-has-labels="row" svg:x="0.951cm" svg:y="1.608cm" svg:width="43.96cm" svg:height="17.344cm">
          <chartooo:coordinate-region svg:x="1.678cm" svg:y="1.769cm" svg:width="43.139cm" svg:height="16.61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G3:Sheet1.G32" chart:label-cell-address="Sheet1.G1:Sheet1.G1" chart:class="chart:scatter">
            <chart:domain table:cell-range-address="Sheet1.A3:Sheet1.A32"/>
            <chart:data-point chart:repeated="30"/>
          </chart:series>
          <chart:series chart:style-name="ch8" chart:values-cell-range-address="Sheet1.H3:Sheet1.H32" chart:label-cell-address="Sheet1.H1:Sheet1.H1" chart:class="chart:scatter">
            <chart:data-point chart:repeated="30"/>
          </chart:series>
          <chart:series chart:style-name="ch9" chart:values-cell-range-address="Sheet1.I3:Sheet1.I32" chart:label-cell-address="Sheet1.I1:Sheet1.I1" chart:class="chart:scatter">
            <chart:data-point chart:repeated="30"/>
          </chart:series>
          <chart:series chart:style-name="ch10" chart:values-cell-range-address="Sheet1.J3:Sheet1.J32" chart:label-cell-address="Sheet1.J1:Sheet1.J1" chart:class="chart:scatter">
            <chart:data-point chart:repeated="30"/>
          </chart:series>
          <chart:series chart:style-name="ch11" chart:values-cell-range-address="Sheet1.K3:Sheet1.K32" chart:label-cell-address="Sheet1.K1:Sheet1.K1" chart:class="chart:scatter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</text:p>
                <draw:g>
                  <svg:desc>Sheet1.G1:Sheet1.G1</svg:desc>
                </draw:g>
              </table:table-cell>
              <table:table-cell office:value-type="string">
                <text:p>20</text:p>
                <draw:g>
                  <svg:desc>Sheet1.H1:Sheet1.H1</svg:desc>
                </draw:g>
              </table:table-cell>
              <table:table-cell office:value-type="string">
                <text:p>30</text:p>
                <draw:g>
                  <svg:desc>Sheet1.I1:Sheet1.I1</svg:desc>
                </draw:g>
              </table:table-cell>
              <table:table-cell office:value-type="string">
                <text:p>40</text:p>
                <draw:g>
                  <svg:desc>Sheet1.J1:Sheet1.J1</svg:desc>
                </draw:g>
              </table:table-cell>
              <table:table-cell office:value-type="string">
                <text:p>50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A3:Sheet1.A32</svg:desc>
                </draw:g>
              </table:table-cell>
              <table:table-cell office:value-type="float" office:value="0.177695">
                <text:p>0.177695</text:p>
                <draw:g>
                  <svg:desc>Sheet1.G3:Sheet1.G32</svg:desc>
                </draw:g>
              </table:table-cell>
              <table:table-cell office:value-type="float" office:value="1">
                <text:p>1</text:p>
                <draw:g>
                  <svg:desc>Sheet1.H3:Sheet1.H32</svg:desc>
                </draw:g>
              </table:table-cell>
              <table:table-cell office:value-type="float" office:value="1">
                <text:p>1</text:p>
                <draw:g>
                  <svg:desc>Sheet1.I3:Sheet1.I32</svg:desc>
                </draw:g>
              </table:table-cell>
              <table:table-cell office:value-type="float" office:value="1">
                <text:p>1</text:p>
                <draw:g>
                  <svg:desc>Sheet1.J3:Sheet1.J32</svg:desc>
                </draw:g>
              </table:table-cell>
              <table:table-cell office:value-type="float" office:value="1">
                <text:p>1</text:p>
                <draw:g>
                  <svg:desc>Sheet1.K3:Sheet1.K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999293">
                <text:p>0.999293</text:p>
              </table:table-cell>
              <table:table-cell office:value-type="float" office:value="0.999277">
                <text:p>0.999277</text:p>
              </table:table-cell>
              <table:table-cell office:value-type="float" office:value="0.999276">
                <text:p>0.999276</text:p>
              </table:table-cell>
              <table:table-cell office:value-type="float" office:value="0.999275">
                <text:p>0.999275</text:p>
              </table:table-cell>
              <table:table-cell office:value-type="float" office:value="0.999275">
                <text:p>0.9992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">
                <text:p>1.2</text:p>
              </table:table-cell>
              <table:table-cell office:value-type="float" office:value="0.997012">
                <text:p>0.997012</text:p>
              </table:table-cell>
              <table:table-cell office:value-type="float" office:value="0.997032">
                <text:p>0.997032</text:p>
              </table:table-cell>
              <table:table-cell office:value-type="float" office:value="0.997026">
                <text:p>0.997026</text:p>
              </table:table-cell>
              <table:table-cell office:value-type="float" office:value="0.997027">
                <text:p>0.997027</text:p>
              </table:table-cell>
              <table:table-cell office:value-type="float" office:value="0.997027">
                <text:p>0.9970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">
                <text:p>1.3</text:p>
              </table:table-cell>
              <table:table-cell office:value-type="float" office:value="0.994776">
                <text:p>0.994776</text:p>
              </table:table-cell>
              <table:table-cell office:value-type="float" office:value="0.994772">
                <text:p>0.994772</text:p>
              </table:table-cell>
              <table:table-cell office:value-type="float" office:value="0.994768">
                <text:p>0.994768</text:p>
              </table:table-cell>
              <table:table-cell office:value-type="float" office:value="0.994772">
                <text:p>0.994772</text:p>
              </table:table-cell>
              <table:table-cell office:value-type="float" office:value="0.994773">
                <text:p>0.9947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">
                <text:p>1.4</text:p>
              </table:table-cell>
              <table:table-cell office:value-type="float" office:value="0.990469">
                <text:p>0.990469</text:p>
              </table:table-cell>
              <table:table-cell office:value-type="float" office:value="0.9914">
                <text:p>0.9914</text:p>
              </table:table-cell>
              <table:table-cell office:value-type="float" office:value="0.991383">
                <text:p>0.991383</text:p>
              </table:table-cell>
              <table:table-cell office:value-type="float" office:value="0.991393">
                <text:p>0.991393</text:p>
              </table:table-cell>
              <table:table-cell office:value-type="float" office:value="0.99139">
                <text:p>0.991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.986635">
                <text:p>0.986635</text:p>
              </table:table-cell>
              <table:table-cell office:value-type="float" office:value="0.986176">
                <text:p>0.986176</text:p>
              </table:table-cell>
              <table:table-cell office:value-type="float" office:value="0.986534">
                <text:p>0.986534</text:p>
              </table:table-cell>
              <table:table-cell office:value-type="float" office:value="0.986459">
                <text:p>0.986459</text:p>
              </table:table-cell>
              <table:table-cell office:value-type="float" office:value="0.986487">
                <text:p>0.9864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0.980117">
                <text:p>0.980117</text:p>
              </table:table-cell>
              <table:table-cell office:value-type="float" office:value="0.979587">
                <text:p>0.979587</text:p>
              </table:table-cell>
              <table:table-cell office:value-type="float" office:value="0.979638">
                <text:p>0.979638</text:p>
              </table:table-cell>
              <table:table-cell office:value-type="float" office:value="0.979653">
                <text:p>0.979653</text:p>
              </table:table-cell>
              <table:table-cell office:value-type="float" office:value="0.979623">
                <text:p>0.9796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">
                <text:p>1.7</text:p>
              </table:table-cell>
              <table:table-cell office:value-type="float" office:value="0.968828">
                <text:p>0.968828</text:p>
              </table:table-cell>
              <table:table-cell office:value-type="float" office:value="0.969974">
                <text:p>0.969974</text:p>
              </table:table-cell>
              <table:table-cell office:value-type="float" office:value="0.970097">
                <text:p>0.970097</text:p>
              </table:table-cell>
              <table:table-cell office:value-type="float" office:value="0.970062">
                <text:p>0.970062</text:p>
              </table:table-cell>
              <table:table-cell office:value-type="float" office:value="0.970087">
                <text:p>0.9700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">
                <text:p>1.8</text:p>
              </table:table-cell>
              <table:table-cell office:value-type="float" office:value="0.957496">
                <text:p>0.957496</text:p>
              </table:table-cell>
              <table:table-cell office:value-type="float" office:value="0.956907">
                <text:p>0.956907</text:p>
              </table:table-cell>
              <table:table-cell office:value-type="float" office:value="0.956895">
                <text:p>0.956895</text:p>
              </table:table-cell>
              <table:table-cell office:value-type="float" office:value="0.956856">
                <text:p>0.956856</text:p>
              </table:table-cell>
              <table:table-cell office:value-type="float" office:value="0.95687">
                <text:p>0.956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9">
                <text:p>1.9</text:p>
              </table:table-cell>
              <table:table-cell office:value-type="float" office:value="0.938657">
                <text:p>0.938657</text:p>
              </table:table-cell>
              <table:table-cell office:value-type="float" office:value="0.938292">
                <text:p>0.938292</text:p>
              </table:table-cell>
              <table:table-cell office:value-type="float" office:value="0.9385">
                <text:p>0.9385</text:p>
              </table:table-cell>
              <table:table-cell office:value-type="float" office:value="0.938277">
                <text:p>0.938277</text:p>
              </table:table-cell>
              <table:table-cell office:value-type="float" office:value="0.938316">
                <text:p>0.9383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0.794805">
                <text:p>0.794805</text:p>
              </table:table-cell>
              <table:table-cell office:value-type="float" office:value="0.908164">
                <text:p>0.908164</text:p>
              </table:table-cell>
              <table:table-cell office:value-type="float" office:value="0.911087">
                <text:p>0.911087</text:p>
              </table:table-cell>
              <table:table-cell office:value-type="float" office:value="0.91158">
                <text:p>0.91158</text:p>
              </table:table-cell>
              <table:table-cell office:value-type="float" office:value="0.911179">
                <text:p>0.9111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1">
                <text:p>2.1</text:p>
              </table:table-cell>
              <table:table-cell office:value-type="float" office:value="0.864687">
                <text:p>0.864687</text:p>
              </table:table-cell>
              <table:table-cell office:value-type="float" office:value="0.870474">
                <text:p>0.870474</text:p>
              </table:table-cell>
              <table:table-cell office:value-type="float" office:value="0.86877">
                <text:p>0.86877</text:p>
              </table:table-cell>
              <table:table-cell office:value-type="float" office:value="0.868948">
                <text:p>0.868948</text:p>
              </table:table-cell>
              <table:table-cell office:value-type="float" office:value="0.868219">
                <text:p>0.8682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">
                <text:p>2.2</text:p>
              </table:table-cell>
              <table:table-cell office:value-type="float" office:value="0.132744">
                <text:p>0.132744</text:p>
              </table:table-cell>
              <table:table-cell office:value-type="float" office:value="0.0424288">
                <text:p>0.0424288</text:p>
              </table:table-cell>
              <table:table-cell office:value-type="float" office:value="0.781502">
                <text:p>0.781502</text:p>
              </table:table-cell>
              <table:table-cell office:value-type="float" office:value="0.78651">
                <text:p>0.78651</text:p>
              </table:table-cell>
              <table:table-cell office:value-type="float" office:value="0.391959">
                <text:p>0.3919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2">
                <text:p>2.22</text:p>
              </table:table-cell>
              <table:table-cell office:value-type="float" office:value="0.435947">
                <text:p>0.435947</text:p>
              </table:table-cell>
              <table:table-cell office:value-type="float" office:value="0.0805165">
                <text:p>0.0805165</text:p>
              </table:table-cell>
              <table:table-cell office:value-type="float" office:value="0.147545">
                <text:p>0.147545</text:p>
              </table:table-cell>
              <table:table-cell office:value-type="float" office:value="0.757267">
                <text:p>0.757267</text:p>
              </table:table-cell>
              <table:table-cell office:value-type="float" office:value="0.760111">
                <text:p>0.7601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4">
                <text:p>2.24</text:p>
              </table:table-cell>
              <table:table-cell office:value-type="float" office:value="0.215781">
                <text:p>0.215781</text:p>
              </table:table-cell>
              <table:table-cell office:value-type="float" office:value="0.0268991">
                <text:p>0.0268991</text:p>
              </table:table-cell>
              <table:table-cell office:value-type="float" office:value="0.592523">
                <text:p>0.592523</text:p>
              </table:table-cell>
              <table:table-cell office:value-type="float" office:value="0.0651299">
                <text:p>0.0651299</text:p>
              </table:table-cell>
              <table:table-cell office:value-type="float" office:value="0.713463">
                <text:p>0.7134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26">
                <text:p>2.26</text:p>
              </table:table-cell>
              <table:table-cell office:value-type="float" office:value="0.17666">
                <text:p>0.17666</text:p>
              </table:table-cell>
              <table:table-cell office:value-type="float" office:value="0.115176">
                <text:p>0.115176</text:p>
              </table:table-cell>
              <table:table-cell office:value-type="float" office:value="0.0146769">
                <text:p>0.0146769</text:p>
              </table:table-cell>
              <table:table-cell office:value-type="float" office:value="0.0609133">
                <text:p>0.0609133</text:p>
              </table:table-cell>
              <table:table-cell office:value-type="float" office:value="0.154761">
                <text:p>0.1547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27">
                <text:p>2.27</text:p>
              </table:table-cell>
              <table:table-cell office:value-type="float" office:value="0.0302991">
                <text:p>0.0302991</text:p>
              </table:table-cell>
              <table:table-cell office:value-type="float" office:value="0.0735974">
                <text:p>0.0735974</text:p>
              </table:table-cell>
              <table:table-cell office:value-type="float" office:value="0.135608">
                <text:p>0.135608</text:p>
              </table:table-cell>
              <table:table-cell office:value-type="float" office:value="0.0163889">
                <text:p>0.0163889</text:p>
              </table:table-cell>
              <table:table-cell office:value-type="float" office:value="0.237197">
                <text:p>0.2371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">
                <text:p>2.3</text:p>
              </table:table-cell>
              <table:table-cell office:value-type="float" office:value="0.155591">
                <text:p>0.155591</text:p>
              </table:table-cell>
              <table:table-cell office:value-type="float" office:value="0.00556641">
                <text:p>0.00556641</text:p>
              </table:table-cell>
              <table:table-cell office:value-type="float" office:value="0.00981711">
                <text:p>0.00981711</text:p>
              </table:table-cell>
              <table:table-cell office:value-type="float" office:value="0.00786602">
                <text:p>0.00786602</text:p>
              </table:table-cell>
              <table:table-cell office:value-type="float" office:value="0.0496718">
                <text:p>0.04967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4">
                <text:p>2.4</text:p>
              </table:table-cell>
              <table:table-cell office:value-type="float" office:value="0.0454688">
                <text:p>0.0454688</text:p>
              </table:table-cell>
              <table:table-cell office:value-type="float" office:value="0.0313687">
                <text:p>0.0313687</text:p>
              </table:table-cell>
              <table:table-cell office:value-type="float" office:value="0.00780714">
                <text:p>0.00780714</text:p>
              </table:table-cell>
              <table:table-cell office:value-type="float" office:value="0.0116604">
                <text:p>0.0116604</text:p>
              </table:table-cell>
              <table:table-cell office:value-type="float" office:value="0.00250855">
                <text:p>0.002508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5">
                <text:p>2.5</text:p>
              </table:table-cell>
              <table:table-cell office:value-type="float" office:value="0.00818604">
                <text:p>0.00818604</text:p>
              </table:table-cell>
              <table:table-cell office:value-type="float" office:value="0.0512549">
                <text:p>0.0512549</text:p>
              </table:table-cell>
              <table:table-cell office:value-type="float" office:value="0.00526957">
                <text:p>0.00526957</text:p>
              </table:table-cell>
              <table:table-cell office:value-type="float" office:value="0.00522591">
                <text:p>0.00522591</text:p>
              </table:table-cell>
              <table:table-cell office:value-type="float" office:value="0.000130914">
                <text:p>0.0001309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6">
                <text:p>2.6</text:p>
              </table:table-cell>
              <table:table-cell office:value-type="float" office:value="0.00371094">
                <text:p>0.00371094</text:p>
              </table:table-cell>
              <table:table-cell office:value-type="float" office:value="0.0138028">
                <text:p>0.0138028</text:p>
              </table:table-cell>
              <table:table-cell office:value-type="float" office:value="0.00463264">
                <text:p>0.00463264</text:p>
              </table:table-cell>
              <table:table-cell office:value-type="float" office:value="0.00331245">
                <text:p>0.00331245</text:p>
              </table:table-cell>
              <table:table-cell office:value-type="float" office:value="0.00130499">
                <text:p>0.001304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">
                <text:p>2.7</text:p>
              </table:table-cell>
              <table:table-cell office:value-type="float" office:value="0.0223828">
                <text:p>0.0223828</text:p>
              </table:table-cell>
              <table:table-cell office:value-type="float" office:value="0.00119263">
                <text:p>0.00119263</text:p>
              </table:table-cell>
              <table:table-cell office:value-type="float" office:value="0.00364204">
                <text:p>0.00364204</text:p>
              </table:table-cell>
              <table:table-cell office:value-type="float" office:value="0.00047966">
                <text:p>0.00047966</text:p>
              </table:table-cell>
              <table:table-cell office:value-type="float" office:value="0.00203281">
                <text:p>0.002032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8">
                <text:p>2.8</text:p>
              </table:table-cell>
              <table:table-cell office:value-type="float" office:value="0.031875">
                <text:p>0.031875</text:p>
              </table:table-cell>
              <table:table-cell office:value-type="float" office:value="0.00114258">
                <text:p>0.00114258</text:p>
              </table:table-cell>
              <table:table-cell office:value-type="float" office:value="0.010108">
                <text:p>0.010108</text:p>
              </table:table-cell>
              <table:table-cell office:value-type="float" office:value="0.000493546">
                <text:p>0.000493546</text:p>
              </table:table-cell>
              <table:table-cell office:value-type="float" office:value="0.00355312">
                <text:p>0.003553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9">
                <text:p>2.9</text:p>
              </table:table-cell>
              <table:table-cell office:value-type="float" office:value="0.0230078">
                <text:p>0.0230078</text:p>
              </table:table-cell>
              <table:table-cell office:value-type="float" office:value="0.0193311">
                <text:p>0.0193311</text:p>
              </table:table-cell>
              <table:table-cell office:value-type="float" office:value="0.00402859">
                <text:p>0.00402859</text:p>
              </table:table-cell>
              <table:table-cell office:value-type="float" office:value="0.000218811">
                <text:p>0.000218811</text:p>
              </table:table-cell>
              <table:table-cell office:value-type="float" office:value="0.000671045">
                <text:p>0.0006710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0.0240625">
                <text:p>0.0240625</text:p>
              </table:table-cell>
              <table:table-cell office:value-type="float" office:value="0.0256641">
                <text:p>0.0256641</text:p>
              </table:table-cell>
              <table:table-cell office:value-type="float" office:value="0.000763889">
                <text:p>0.000763889</text:p>
              </table:table-cell>
              <table:table-cell office:value-type="float" office:value="0.00133698">
                <text:p>0.00133698</text:p>
              </table:table-cell>
              <table:table-cell office:value-type="float" office:value="0.00113711">
                <text:p>0.001137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5">
                <text:p>3.5</text:p>
              </table:table-cell>
              <table:table-cell office:value-type="float" office:value="0.00445313">
                <text:p>0.00445313</text:p>
              </table:table-cell>
              <table:table-cell office:value-type="float" office:value="0.00340149">
                <text:p>0.00340149</text:p>
              </table:table-cell>
              <table:table-cell office:value-type="float" office:value="0.00121962">
                <text:p>0.00121962</text:p>
              </table:table-cell>
              <table:table-cell office:value-type="float" office:value="0.000714798">
                <text:p>0.000714798</text:p>
              </table:table-cell>
              <table:table-cell office:value-type="float" office:value="0.000445947">
                <text:p>0.0004459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0.0075">
                <text:p>0.0075</text:p>
              </table:table-cell>
              <table:table-cell office:value-type="float" office:value="0.00195923">
                <text:p>0.00195923</text:p>
              </table:table-cell>
              <table:table-cell office:value-type="float" office:value="0.000384115">
                <text:p>0.000384115</text:p>
              </table:table-cell>
              <table:table-cell office:value-type="float" office:value="0.00112457">
                <text:p>0.00112457</text:p>
              </table:table-cell>
              <table:table-cell office:value-type="float" office:value="0.000430713">
                <text:p>0.0004307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5">
                <text:p>4.5</text:p>
              </table:table-cell>
              <table:table-cell office:value-type="float" office:value="0.00205078">
                <text:p>0.00205078</text:p>
              </table:table-cell>
              <table:table-cell office:value-type="float" office:value="0.0000897217">
                <text:p>0.0000897217</text:p>
              </table:table-cell>
              <table:table-cell office:value-type="float" office:value="0.000629883">
                <text:p>0.000629883</text:p>
              </table:table-cell>
              <table:table-cell office:value-type="float" office:value="0.00030365">
                <text:p>0.00030365</text:p>
              </table:table-cell>
              <table:table-cell office:value-type="float" office:value="0.000151392">
                <text:p>0.0001513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9">
                <text:p>4.9</text:p>
              </table:table-cell>
              <table:table-cell office:value-type="float" office:value="0.0198438">
                <text:p>0.0198438</text:p>
              </table:table-cell>
              <table:table-cell office:value-type="float" office:value="0.00280762">
                <text:p>0.00280762</text:p>
              </table:table-cell>
              <table:table-cell office:value-type="float" office:value="0.00746528">
                <text:p>0.00746528</text:p>
              </table:table-cell>
              <table:table-cell office:value-type="float" office:value="0.000615234">
                <text:p>0.000615234</text:p>
              </table:table-cell>
              <table:table-cell office:value-type="float" office:value="0.000212402">
                <text:p>0.0002124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4.829cm" svg:height="18.328cm" xlink:href=".." xlink:type="simple" chart:class="chart:scatter" chart:style-name="ch1">
        <chart:title svg:x="15.069cm" svg:y="0.501cm" chart:style-name="ch2">
          <text:p>Correl Length vs Temp</text:p>
        </chart:title>
        <chart:legend chart:legend-position="end" svg:x="33.115cm" svg:y="8.066cm" style:legend-expansion="high" chart:style-name="ch3"/>
        <chart:plot-area chart:style-name="ch4" table:cell-range-address="Sheet1.A18:Sheet1.A32 Sheet1.Q1:Sheet1.U1 Sheet1.Q18:Sheet1.U32" chart:data-source-has-labels="row" svg:x="0.696cm" svg:y="1.568cm" svg:width="31.723cm" svg:height="16.394cm">
          <chartooo:coordinate-region svg:x="1.317cm" svg:y="1.728cm" svg:width="30.862cm" svg:height="15.66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Q18:Sheet1.Q32" chart:label-cell-address="Sheet1.Q1:Sheet1.Q1" chart:class="chart:scatter">
            <chart:domain table:cell-range-address="Sheet1.A18:Sheet1.A32"/>
            <chart:data-point chart:repeated="15"/>
          </chart:series>
          <chart:series chart:style-name="ch8" chart:values-cell-range-address="Sheet1.R18:Sheet1.R32" chart:label-cell-address="Sheet1.R1:Sheet1.R1" chart:class="chart:scatter">
            <chart:data-point chart:repeated="15"/>
          </chart:series>
          <chart:series chart:style-name="ch9" chart:values-cell-range-address="Sheet1.S18:Sheet1.S32" chart:label-cell-address="Sheet1.S1:Sheet1.S1" chart:class="chart:scatter">
            <chart:data-point chart:repeated="15"/>
          </chart:series>
          <chart:series chart:style-name="ch10" chart:values-cell-range-address="Sheet1.T18:Sheet1.T32" chart:label-cell-address="Sheet1.T1:Sheet1.T1" chart:class="chart:scatter">
            <chart:data-point chart:repeated="15"/>
          </chart:series>
          <chart:series chart:style-name="ch11" chart:values-cell-range-address="Sheet1.U18:Sheet1.U32" chart:label-cell-address="Sheet1.U1:Sheet1.U1" chart:class="chart:scatte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</text:p>
                <draw:g>
                  <svg:desc>Sheet1.Q1:Sheet1.Q1</svg:desc>
                </draw:g>
              </table:table-cell>
              <table:table-cell office:value-type="string">
                <text:p>20</text:p>
                <draw:g>
                  <svg:desc>Sheet1.R1:Sheet1.R1</svg:desc>
                </draw:g>
              </table:table-cell>
              <table:table-cell office:value-type="string">
                <text:p>30</text:p>
                <draw:g>
                  <svg:desc>Sheet1.S1:Sheet1.S1</svg:desc>
                </draw:g>
              </table:table-cell>
              <table:table-cell office:value-type="string">
                <text:p>40</text:p>
                <draw:g>
                  <svg:desc>Sheet1.T1:Sheet1.T1</svg:desc>
                </draw:g>
              </table:table-cell>
              <table:table-cell office:value-type="string">
                <text:p>50</text:p>
                <draw:g>
                  <svg:desc>Sheet1.U1:Sheet1.U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24">
                <text:p>2.24</text:p>
                <draw:g>
                  <svg:desc>Sheet1.A18:Sheet1.A32</svg:desc>
                </draw:g>
              </table:table-cell>
              <table:table-cell office:value-type="float" office:value="10.6260347842243">
                <text:p>10.6260347842243</text:p>
                <draw:g>
                  <svg:desc>Sheet1.Q18:Sheet1.Q32</svg:desc>
                </draw:g>
              </table:table-cell>
              <table:table-cell office:value-type="float" office:value="21.6335074549529">
                <text:p>21.6335074549529</text:p>
                <draw:g>
                  <svg:desc>Sheet1.R18:Sheet1.R32</svg:desc>
                </draw:g>
              </table:table-cell>
              <table:table-cell office:value-type="float" office:value="31.8949483176103">
                <text:p>31.8949483176103</text:p>
                <draw:g>
                  <svg:desc>Sheet1.S18:Sheet1.S32</svg:desc>
                </draw:g>
              </table:table-cell>
              <table:table-cell office:value-type="float" office:value="50.2833551453801">
                <text:p>50.2833551453801</text:p>
                <draw:g>
                  <svg:desc>Sheet1.T18:Sheet1.T32</svg:desc>
                </draw:g>
              </table:table-cell>
              <table:table-cell office:value-type="float" office:value="71.1122041717016">
                <text:p>71.1122041717016</text:p>
                <draw:g>
                  <svg:desc>Sheet1.U18:Sheet1.U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6">
                <text:p>2.26</text:p>
              </table:table-cell>
              <table:table-cell office:value-type="float" office:value="9.47318409038076">
                <text:p>9.47318409038076</text:p>
              </table:table-cell>
              <table:table-cell office:value-type="float" office:value="18.7759118793436">
                <text:p>18.7759118793436</text:p>
              </table:table-cell>
              <table:table-cell office:value-type="float" office:value="29.7367486233803">
                <text:p>29.7367486233803</text:p>
              </table:table-cell>
              <table:table-cell office:value-type="float" office:value="39.2136373914765">
                <text:p>39.2136373914765</text:p>
              </table:table-cell>
              <table:table-cell office:value-type="float" office:value="53.6758540089584">
                <text:p>53.67585400895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7">
                <text:p>2.27</text:p>
              </table:table-cell>
              <table:table-cell office:value-type="float" office:value="9.13728616241107">
                <text:p>9.13728616241107</text:p>
              </table:table-cell>
              <table:table-cell office:value-type="float" office:value="18.3034760157293">
                <text:p>18.3034760157293</text:p>
              </table:table-cell>
              <table:table-cell office:value-type="float" office:value="27.5499662653582">
                <text:p>27.5499662653582</text:p>
              </table:table-cell>
              <table:table-cell office:value-type="float" office:value="35.9446858047087">
                <text:p>35.9446858047087</text:p>
              </table:table-cell>
              <table:table-cell office:value-type="float" office:value="43.6917909788001">
                <text:p>43.6917909788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">
                <text:p>2.3</text:p>
              </table:table-cell>
              <table:table-cell office:value-type="float" office:value="7.88646300785408">
                <text:p>7.88646300785408</text:p>
              </table:table-cell>
              <table:table-cell office:value-type="float" office:value="15.1617479272657">
                <text:p>15.1617479272657</text:p>
              </table:table-cell>
              <table:table-cell office:value-type="float" office:value="21.0668984645591">
                <text:p>21.0668984645591</text:p>
              </table:table-cell>
              <table:table-cell office:value-type="float" office:value="25.0692770408087">
                <text:p>25.0692770408087</text:p>
              </table:table-cell>
              <table:table-cell office:value-type="float" office:value="27.6049767028812">
                <text:p>27.60497670288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">
                <text:p>2.4</text:p>
              </table:table-cell>
              <table:table-cell office:value-type="float" office:value="5.44210585151203">
                <text:p>5.44210585151203</text:p>
              </table:table-cell>
              <table:table-cell office:value-type="float" office:value="8.8881736141953">
                <text:p>8.8881736141953</text:p>
              </table:table-cell>
              <table:table-cell office:value-type="float" office:value="9.86662741517173">
                <text:p>9.86662741517173</text:p>
              </table:table-cell>
              <table:table-cell office:value-type="float" office:value="9.9640726118794">
                <text:p>9.9640726118794</text:p>
              </table:table-cell>
              <table:table-cell office:value-type="float" office:value="10.0681319630345">
                <text:p>10.06813196303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4.86396851554674">
                <text:p>4.86396851554674</text:p>
              </table:table-cell>
              <table:table-cell office:value-type="float" office:value="5.42402047082334">
                <text:p>5.42402047082334</text:p>
              </table:table-cell>
              <table:table-cell office:value-type="float" office:value="6.06110303738683">
                <text:p>6.06110303738683</text:p>
              </table:table-cell>
              <table:table-cell office:value-type="float" office:value="5.66513402693316">
                <text:p>5.66513402693316</text:p>
              </table:table-cell>
              <table:table-cell office:value-type="float" office:value="5.92247831416933">
                <text:p>5.922478314169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6">
                <text:p>2.6</text:p>
              </table:table-cell>
              <table:table-cell office:value-type="float" office:value="4.08784834045118">
                <text:p>4.08784834045118</text:p>
              </table:table-cell>
              <table:table-cell office:value-type="float" office:value="4.29053829541313">
                <text:p>4.29053829541313</text:p>
              </table:table-cell>
              <table:table-cell office:value-type="float" office:value="4.06800210238014">
                <text:p>4.06800210238014</text:p>
              </table:table-cell>
              <table:table-cell office:value-type="float" office:value="4.01701226385371">
                <text:p>4.01701226385371</text:p>
              </table:table-cell>
              <table:table-cell office:value-type="float" office:value="4.23424277950443">
                <text:p>4.234242779504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">
                <text:p>2.7</text:p>
              </table:table-cell>
              <table:table-cell office:value-type="float" office:value="3.08194567532493">
                <text:p>3.08194567532493</text:p>
              </table:table-cell>
              <table:table-cell office:value-type="float" office:value="3.5145904789541">
                <text:p>3.5145904789541</text:p>
              </table:table-cell>
              <table:table-cell office:value-type="float" office:value="3.36166677025308">
                <text:p>3.36166677025308</text:p>
              </table:table-cell>
              <table:table-cell office:value-type="float" office:value="3.15904722852929">
                <text:p>3.15904722852929</text:p>
              </table:table-cell>
              <table:table-cell office:value-type="float" office:value="3.19330546502593">
                <text:p>3.193305465025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8">
                <text:p>2.8</text:p>
              </table:table-cell>
              <table:table-cell office:value-type="float" office:value="2.67253978800091">
                <text:p>2.67253978800091</text:p>
              </table:table-cell>
              <table:table-cell office:value-type="float" office:value="2.85042281650424">
                <text:p>2.85042281650424</text:p>
              </table:table-cell>
              <table:table-cell office:value-type="float" office:value="2.14094593605223">
                <text:p>2.14094593605223</text:p>
              </table:table-cell>
              <table:table-cell office:value-type="float" office:value="2.91359897793049">
                <text:p>2.91359897793049</text:p>
              </table:table-cell>
              <table:table-cell office:value-type="float" office:value="3.80181681344345">
                <text:p>3.801816813443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9">
                <text:p>2.9</text:p>
              </table:table-cell>
              <table:table-cell office:value-type="float" office:value="2.78758017710002">
                <text:p>2.78758017710002</text:p>
              </table:table-cell>
              <table:table-cell office:value-type="float" office:value="2.70797632947252">
                <text:p>2.70797632947252</text:p>
              </table:table-cell>
              <table:table-cell office:value-type="float" office:value="2.53391558361415">
                <text:p>2.53391558361415</text:p>
              </table:table-cell>
              <table:table-cell office:value-type="float" office:value="2.45475866846881">
                <text:p>2.45475866846881</text:p>
              </table:table-cell>
              <table:table-cell office:value-type="float" office:value="2.17148373843557">
                <text:p>2.171483738435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1.80457051237391">
                <text:p>1.80457051237391</text:p>
              </table:table-cell>
              <table:table-cell office:value-type="float" office:value="2.45966232574144">
                <text:p>2.45966232574144</text:p>
              </table:table-cell>
              <table:table-cell office:value-type="float" office:value="2.22661226007779">
                <text:p>2.22661226007779</text:p>
              </table:table-cell>
              <table:table-cell office:value-type="float" office:value="1.21567033705862">
                <text:p>1.21567033705862</text:p>
              </table:table-cell>
              <table:table-cell office:value-type="float" office:value="2.19490683086231">
                <text:p>2.194906830862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5">
                <text:p>3.5</text:p>
              </table:table-cell>
              <table:table-cell office:value-type="float" office:value="1.0615454290448">
                <text:p>1.0615454290448</text:p>
              </table:table-cell>
              <table:table-cell office:value-type="float" office:value="1.28530659271378">
                <text:p>1.28530659271378</text:p>
              </table:table-cell>
              <table:table-cell office:value-type="float" office:value="1.17422442954732">
                <text:p>1.17422442954732</text:p>
              </table:table-cell>
              <table:table-cell office:value-type="float" office:value="1.4755071314379">
                <text:p>1.4755071314379</text:p>
              </table:table-cell>
              <table:table-cell office:value-type="float" office:value="1.5705966961377">
                <text:p>1.57059669613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0.8264825602711">
                <text:p>0.8264825602711</text:p>
              </table:table-cell>
              <table:table-cell office:value-type="float" office:value="1.24567696441755">
                <text:p>1.24567696441755</text:p>
              </table:table-cell>
              <table:table-cell office:value-type="float" office:value="1.11206202319337">
                <text:p>1.11206202319337</text:p>
              </table:table-cell>
              <table:table-cell office:value-type="float" office:value="1.50626486150099">
                <text:p>1.50626486150099</text:p>
              </table:table-cell>
              <table:table-cell office:value-type="float" office:value="0.595332361189374">
                <text:p>0.5953323611893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5">
                <text:p>4.5</text:p>
              </table:table-cell>
              <table:table-cell office:value-type="float" office:value="0.888707625265652">
                <text:p>0.888707625265652</text:p>
              </table:table-cell>
              <table:table-cell office:value-type="float" office:value="0.813176096634224">
                <text:p>0.813176096634224</text:p>
              </table:table-cell>
              <table:table-cell office:value-type="float" office:value="0.599979214855206">
                <text:p>0.599979214855206</text:p>
              </table:table-cell>
              <table:table-cell office:value-type="float" office:value="1.25715740074761">
                <text:p>1.25715740074761</text:p>
              </table:table-cell>
              <table:table-cell office:value-type="float" office:value="0.414141579023383">
                <text:p>0.4141415790233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9">
                <text:p>4.9</text:p>
              </table:table-cell>
              <table:table-cell office:value-type="float" office:value="1.06421466656028">
                <text:p>1.06421466656028</text:p>
              </table:table-cell>
              <table:table-cell office:value-type="float" office:value="0.77860184714134">
                <text:p>0.77860184714134</text:p>
              </table:table-cell>
              <table:table-cell office:value-type="float" office:value="2.87792683157778">
                <text:p>2.87792683157778</text:p>
              </table:table-cell>
              <table:table-cell office:value-type="float" office:value="NaN">
                <text:p>NaN</text:p>
              </table:table-cell>
              <table:table-cell office:value-type="float" office:value="1.39251826621875">
                <text:p>1.392518266218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231cm" svg:height="18.779cm" xlink:href=".." xlink:type="simple" chart:class="chart:scatter" chart:style-name="ch1">
        <chart:title svg:x="12.783cm" svg:y="0.51cm" chart:style-name="ch2">
          <text:p>Specific Heat vs Temp</text:p>
        </chart:title>
        <chart:legend chart:legend-position="end" svg:x="28.517cm" svg:y="8.291cm" style:legend-expansion="high" chart:style-name="ch3"/>
        <chart:plot-area chart:style-name="ch4" table:cell-range-address="Sheet1.A3:Sheet1.A32 Sheet1.L1:Sheet1.P1 Sheet1.L3:Sheet1.P32" chart:data-source-has-labels="row" svg:x="0.604cm" svg:y="1.586cm" svg:width="27.309cm" svg:height="16.818cm">
          <chartooo:coordinate-region svg:x="1.516cm" svg:y="1.746cm" svg:width="26.303cm" svg:height="16.0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L3:Sheet1.L32" chart:label-cell-address="Sheet1.L1:Sheet1.L1" chart:class="chart:scatter">
            <chart:domain table:cell-range-address="Sheet1.A3:Sheet1.A32"/>
            <chart:data-point chart:repeated="30"/>
          </chart:series>
          <chart:series chart:style-name="ch8" chart:values-cell-range-address="Sheet1.M3:Sheet1.M32" chart:label-cell-address="Sheet1.M1:Sheet1.M1" chart:class="chart:scatter">
            <chart:data-point chart:repeated="30"/>
          </chart:series>
          <chart:series chart:style-name="ch9" chart:values-cell-range-address="Sheet1.N3:Sheet1.N32" chart:label-cell-address="Sheet1.N1:Sheet1.N1" chart:class="chart:scatter">
            <chart:data-point chart:repeated="30"/>
          </chart:series>
          <chart:series chart:style-name="ch10" chart:values-cell-range-address="Sheet1.O3:Sheet1.O32" chart:label-cell-address="Sheet1.O1:Sheet1.O1" chart:class="chart:scatter">
            <chart:data-point chart:repeated="30"/>
          </chart:series>
          <chart:series chart:style-name="ch11" chart:values-cell-range-address="Sheet1.P3:Sheet1.P32" chart:label-cell-address="Sheet1.P1:Sheet1.P1" chart:class="chart:scatter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</text:p>
                <draw:g>
                  <svg:desc>Sheet1.L1:Sheet1.L1</svg:desc>
                </draw:g>
              </table:table-cell>
              <table:table-cell office:value-type="string">
                <text:p>20</text:p>
                <draw:g>
                  <svg:desc>Sheet1.M1:Sheet1.M1</svg:desc>
                </draw:g>
              </table:table-cell>
              <table:table-cell office:value-type="string">
                <text:p>30</text:p>
                <draw:g>
                  <svg:desc>Sheet1.N1:Sheet1.N1</svg:desc>
                </draw:g>
              </table:table-cell>
              <table:table-cell office:value-type="string">
                <text:p>40</text:p>
                <draw:g>
                  <svg:desc>Sheet1.O1:Sheet1.O1</svg:desc>
                </draw:g>
              </table:table-cell>
              <table:table-cell office:value-type="string">
                <text:p>50</text:p>
                <draw:g>
                  <svg:desc>Sheet1.P1:Sheet1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A3:Sheet1.A32</svg:desc>
                </draw:g>
              </table:table-cell>
              <table:table-cell office:value-type="float" office:value="0">
                <text:p>0</text:p>
                <draw:g>
                  <svg:desc>Sheet1.L3:Sheet1.L32</svg:desc>
                </draw:g>
              </table:table-cell>
              <table:table-cell office:value-type="float" office:value="0">
                <text:p>0</text:p>
                <draw:g>
                  <svg:desc>Sheet1.M3:Sheet1.M32</svg:desc>
                </draw:g>
              </table:table-cell>
              <table:table-cell office:value-type="float" office:value="0">
                <text:p>0</text:p>
                <draw:g>
                  <svg:desc>Sheet1.N3:Sheet1.N32</svg:desc>
                </draw:g>
              </table:table-cell>
              <table:table-cell office:value-type="float" office:value="0">
                <text:p>0</text:p>
                <draw:g>
                  <svg:desc>Sheet1.O3:Sheet1.O32</svg:desc>
                </draw:g>
              </table:table-cell>
              <table:table-cell office:value-type="float" office:value="0">
                <text:p>0</text:p>
                <draw:g>
                  <svg:desc>Sheet1.P3:Sheet1.P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0869197500000141">
                <text:p>0.000869197500000141</text:p>
              </table:table-cell>
              <table:table-cell office:value-type="float" office:value="0.000227851099998233">
                <text:p>0.000227851099998233</text:p>
              </table:table-cell>
              <table:table-cell office:value-type="float" office:value="0.00010773760000049">
                <text:p>0.00010773760000049</text:p>
              </table:table-cell>
              <table:table-cell office:value-type="float" office:value="0.0000584553">
                <text:p>0.0000584553</text:p>
              </table:table-cell>
              <table:table-cell office:value-type="float" office:value="0.0000374814">
                <text:p>0.00003748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">
                <text:p>1.2</text:p>
              </table:table-cell>
              <table:table-cell office:value-type="float" office:value="0.00266137437500024">
                <text:p>0.00266137437500024</text:p>
              </table:table-cell>
              <table:table-cell office:value-type="float" office:value="0.000709077500000216">
                <text:p>0.000709077500000216</text:p>
              </table:table-cell>
              <table:table-cell office:value-type="float" office:value="0.00031923881944371">
                <text:p>0.00031923881944371</text:p>
              </table:table-cell>
              <table:table-cell office:value-type="float" office:value="0.000167744">
                <text:p>0.000167744</text:p>
              </table:table-cell>
              <table:table-cell office:value-type="float" office:value="0.000107471">
                <text:p>0.0001074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">
                <text:p>1.3</text:p>
              </table:table-cell>
              <table:table-cell office:value-type="float" office:value="0.00400265467455611">
                <text:p>0.00400265467455611</text:p>
              </table:table-cell>
              <table:table-cell office:value-type="float" office:value="0.0010317736686392">
                <text:p>0.0010317736686392</text:p>
              </table:table-cell>
              <table:table-cell office:value-type="float" office:value="0.000496893491123686">
                <text:p>0.000496893491123686</text:p>
              </table:table-cell>
              <table:table-cell office:value-type="float" office:value="0.000252214">
                <text:p>0.000252214</text:p>
              </table:table-cell>
              <table:table-cell office:value-type="float" office:value="0.000161425">
                <text:p>0.0001614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">
                <text:p>1.4</text:p>
              </table:table-cell>
              <table:table-cell office:value-type="float" office:value="0.00661492239795849">
                <text:p>0.00661492239795849</text:p>
              </table:table-cell>
              <table:table-cell office:value-type="float" office:value="0.00143819137755063">
                <text:p>0.00143819137755063</text:p>
              </table:table-cell>
              <table:table-cell office:value-type="float" office:value="0.000649036530612507">
                <text:p>0.000649036530612507</text:p>
              </table:table-cell>
              <table:table-cell office:value-type="float" office:value="0.000360473">
                <text:p>0.000360473</text:p>
              </table:table-cell>
              <table:table-cell office:value-type="float" office:value="0.000230182">
                <text:p>0.0002301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.00777921706666578">
                <text:p>0.00777921706666578</text:p>
              </table:table-cell>
              <table:table-cell office:value-type="float" office:value="0.00212976906666521">
                <text:p>0.00212976906666521</text:p>
              </table:table-cell>
              <table:table-cell office:value-type="float" office:value="0.000856844044443663">
                <text:p>0.000856844044443663</text:p>
              </table:table-cell>
              <table:table-cell office:value-type="float" office:value="0.000485572">
                <text:p>0.000485572</text:p>
              </table:table-cell>
              <table:table-cell office:value-type="float" office:value="0.000315828">
                <text:p>0.0003158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0.0101327093359374">
                <text:p>0.0101327093359374</text:p>
              </table:table-cell>
              <table:table-cell office:value-type="float" office:value="0.00261564749999971">
                <text:p>0.00261564749999971</text:p>
              </table:table-cell>
              <table:table-cell office:value-type="float" office:value="0.00119276937499968">
                <text:p>0.00119276937499968</text:p>
              </table:table-cell>
              <table:table-cell office:value-type="float" office:value="0.000653479">
                <text:p>0.000653479</text:p>
              </table:table-cell>
              <table:table-cell office:value-type="float" office:value="0.000419718">
                <text:p>0.0004197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">
                <text:p>1.7</text:p>
              </table:table-cell>
              <table:table-cell office:value-type="float" office:value="0.0160831887889266">
                <text:p>0.0160831887889266</text:p>
              </table:table-cell>
              <table:table-cell office:value-type="float" office:value="0.00345015332179958">
                <text:p>0.00345015332179958</text:p>
              </table:table-cell>
              <table:table-cell office:value-type="float" office:value="0.00152082477508643">
                <text:p>0.00152082477508643</text:p>
              </table:table-cell>
              <table:table-cell office:value-type="float" office:value="0.000856326">
                <text:p>0.000856326</text:p>
              </table:table-cell>
              <table:table-cell office:value-type="float" office:value="0.000548003">
                <text:p>0.0005480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">
                <text:p>1.8</text:p>
              </table:table-cell>
              <table:table-cell office:value-type="float" office:value="0.0169288370061726">
                <text:p>0.0169288370061726</text:p>
              </table:table-cell>
              <table:table-cell office:value-type="float" office:value="0.00438531231481437">
                <text:p>0.00438531231481437</text:p>
              </table:table-cell>
              <table:table-cell office:value-type="float" office:value="0.00195977996913531">
                <text:p>0.00195977996913531</text:p>
              </table:table-cell>
              <table:table-cell office:value-type="float" office:value="0.00109601">
                <text:p>0.00109601</text:p>
              </table:table-cell>
              <table:table-cell office:value-type="float" office:value="0.00070767">
                <text:p>0.000707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9">
                <text:p>1.9</text:p>
              </table:table-cell>
              <table:table-cell office:value-type="float" office:value="0.0228532731024933">
                <text:p>0.0228532731024933</text:p>
              </table:table-cell>
              <table:table-cell office:value-type="float" office:value="0.00562061271468133">
                <text:p>0.00562061271468133</text:p>
              </table:table-cell>
              <table:table-cell office:value-type="float" office:value="0.0025007201939057">
                <text:p>0.0025007201939057</text:p>
              </table:table-cell>
              <table:table-cell office:value-type="float" office:value="0.00140953">
                <text:p>0.00140953</text:p>
              </table:table-cell>
              <table:table-cell office:value-type="float" office:value="0.000897493">
                <text:p>0.0008974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0.0287288317749996">
                <text:p>0.0287288317749996</text:p>
              </table:table-cell>
              <table:table-cell office:value-type="float" office:value="0.00661774477499977">
                <text:p>0.00661774477499977</text:p>
              </table:table-cell>
              <table:table-cell office:value-type="float" office:value="0.00320147750000022">
                <text:p>0.00320147750000022</text:p>
              </table:table-cell>
              <table:table-cell office:value-type="float" office:value="0.00181477">
                <text:p>0.00181477</text:p>
              </table:table-cell>
              <table:table-cell office:value-type="float" office:value="0.00115859">
                <text:p>0.001158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1">
                <text:p>2.1</text:p>
              </table:table-cell>
              <table:table-cell office:value-type="float" office:value="0.0440656016099773">
                <text:p>0.0440656016099773</text:p>
              </table:table-cell>
              <table:table-cell office:value-type="float" office:value="0.00949235081632609">
                <text:p>0.00949235081632609</text:p>
              </table:table-cell>
              <table:table-cell office:value-type="float" office:value="0.00435380478458002">
                <text:p>0.00435380478458002</text:p>
              </table:table-cell>
              <table:table-cell office:value-type="float" office:value="0.0024057">
                <text:p>0.0024057</text:p>
              </table:table-cell>
              <table:table-cell office:value-type="float" office:value="0.00153842">
                <text:p>0.001538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">
                <text:p>2.2</text:p>
              </table:table-cell>
              <table:table-cell office:value-type="float" office:value="0.045602447913223">
                <text:p>0.045602447913223</text:p>
              </table:table-cell>
              <table:table-cell office:value-type="float" office:value="0.0132929677479335">
                <text:p>0.0132929677479335</text:p>
              </table:table-cell>
              <table:table-cell office:value-type="float" office:value="0.00607077518595031">
                <text:p>0.00607077518595031</text:p>
              </table:table-cell>
              <table:table-cell office:value-type="float" office:value="0.00346853">
                <text:p>0.00346853</text:p>
              </table:table-cell>
              <table:table-cell office:value-type="float" office:value="0.00225241">
                <text:p>0.002252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2">
                <text:p>2.22</text:p>
              </table:table-cell>
              <table:table-cell office:value-type="float" office:value="0.0451312799285771">
                <text:p>0.0451312799285771</text:p>
              </table:table-cell>
              <table:table-cell office:value-type="float" office:value="0.0137788864337311">
                <text:p>0.0137788864337311</text:p>
              </table:table-cell>
              <table:table-cell office:value-type="float" office:value="0.00671885348185998">
                <text:p>0.00671885348185998</text:p>
              </table:table-cell>
              <table:table-cell office:value-type="float" office:value="0.00373772">
                <text:p>0.00373772</text:p>
              </table:table-cell>
              <table:table-cell office:value-type="float" office:value="0.00237209">
                <text:p>0.002372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4">
                <text:p>2.24</text:p>
              </table:table-cell>
              <table:table-cell office:value-type="float" office:value="0.0483964838767539">
                <text:p>0.0483964838767539</text:p>
              </table:table-cell>
              <table:table-cell office:value-type="float" office:value="0.0151768389469069">
                <text:p>0.0151768389469069</text:p>
              </table:table-cell>
              <table:table-cell office:value-type="float" office:value="0.00767912211017233">
                <text:p>0.00767912211017233</text:p>
              </table:table-cell>
              <table:table-cell office:value-type="float" office:value="0.00437494">
                <text:p>0.00437494</text:p>
              </table:table-cell>
              <table:table-cell office:value-type="float" office:value="0.00279346">
                <text:p>0.002793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26">
                <text:p>2.26</text:p>
              </table:table-cell>
              <table:table-cell office:value-type="float" office:value="0.0507882652517816">
                <text:p>0.0507882652517816</text:p>
              </table:table-cell>
              <table:table-cell office:value-type="float" office:value="0.0162629465110816">
                <text:p>0.0162629465110816</text:p>
              </table:table-cell>
              <table:table-cell office:value-type="float" office:value="0.00791533242618863">
                <text:p>0.00791533242618863</text:p>
              </table:table-cell>
              <table:table-cell office:value-type="float" office:value="0.00488781">
                <text:p>0.00488781</text:p>
              </table:table-cell>
              <table:table-cell office:value-type="float" office:value="0.00313014">
                <text:p>0.003130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27">
                <text:p>2.27</text:p>
              </table:table-cell>
              <table:table-cell office:value-type="float" office:value="0.0502772939315721">
                <text:p>0.0502772939315721</text:p>
              </table:table-cell>
              <table:table-cell office:value-type="float" office:value="0.0161503741776476">
                <text:p>0.0161503741776476</text:p>
              </table:table-cell>
              <table:table-cell office:value-type="float" office:value="0.00804061588620001">
                <text:p>0.00804061588620001</text:p>
              </table:table-cell>
              <table:table-cell office:value-type="float" office:value="0.00493702">
                <text:p>0.00493702</text:p>
              </table:table-cell>
              <table:table-cell office:value-type="float" office:value="0.00325905">
                <text:p>0.003259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">
                <text:p>2.3</text:p>
              </table:table-cell>
              <table:table-cell office:value-type="float" office:value="0.055177417844991">
                <text:p>0.055177417844991</text:p>
              </table:table-cell>
              <table:table-cell office:value-type="float" office:value="0.016438012173913">
                <text:p>0.016438012173913</text:p>
              </table:table-cell>
              <table:table-cell office:value-type="float" office:value="0.00830950228733437">
                <text:p>0.00830950228733437</text:p>
              </table:table-cell>
              <table:table-cell office:value-type="float" office:value="0.00500402">
                <text:p>0.00500402</text:p>
              </table:table-cell>
              <table:table-cell office:value-type="float" office:value="0.00332421">
                <text:p>0.003324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4">
                <text:p>2.4</text:p>
              </table:table-cell>
              <table:table-cell office:value-type="float" office:value="0.0544090566666664">
                <text:p>0.0544090566666664</text:p>
              </table:table-cell>
              <table:table-cell office:value-type="float" office:value="0.0137376860416665">
                <text:p>0.0137376860416665</text:p>
              </table:table-cell>
              <table:table-cell office:value-type="float" office:value="0.0057593713715276">
                <text:p>0.0057593713715276</text:p>
              </table:table-cell>
              <table:table-cell office:value-type="float" office:value="0.00305996">
                <text:p>0.00305996</text:p>
              </table:table-cell>
              <table:table-cell office:value-type="float" office:value="0.00185692">
                <text:p>0.001856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5">
                <text:p>2.5</text:p>
              </table:table-cell>
              <table:table-cell office:value-type="float" office:value="0.045811343104">
                <text:p>0.045811343104</text:p>
              </table:table-cell>
              <table:table-cell office:value-type="float" office:value="0.00894993766400006">
                <text:p>0.00894993766400006</text:p>
              </table:table-cell>
              <table:table-cell office:value-type="float" office:value="0.00404376159999998">
                <text:p>0.00404376159999998</text:p>
              </table:table-cell>
              <table:table-cell office:value-type="float" office:value="0.00220565">
                <text:p>0.00220565</text:p>
              </table:table-cell>
              <table:table-cell office:value-type="float" office:value="0.00137195">
                <text:p>0.001371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6">
                <text:p>2.6</text:p>
              </table:table-cell>
              <table:table-cell office:value-type="float" office:value="0.0350986951331362">
                <text:p>0.0350986951331362</text:p>
              </table:table-cell>
              <table:table-cell office:value-type="float" office:value="0.00753182153846146">
                <text:p>0.00753182153846146</text:p>
              </table:table-cell>
              <table:table-cell office:value-type="float" office:value="0.00311973927514788">
                <text:p>0.00311973927514788</text:p>
              </table:table-cell>
              <table:table-cell office:value-type="float" office:value="0.00177099">
                <text:p>0.00177099</text:p>
              </table:table-cell>
              <table:table-cell office:value-type="float" office:value="0.00112245">
                <text:p>0.001122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">
                <text:p>2.7</text:p>
              </table:table-cell>
              <table:table-cell office:value-type="float" office:value="0.0279183161042525">
                <text:p>0.0279183161042525</text:p>
              </table:table-cell>
              <table:table-cell office:value-type="float" office:value="0.0062683113854596">
                <text:p>0.0062683113854596</text:p>
              </table:table-cell>
              <table:table-cell office:value-type="float" office:value="0.00263489315500691">
                <text:p>0.00263489315500691</text:p>
              </table:table-cell>
              <table:table-cell office:value-type="float" office:value="0.0014952">
                <text:p>0.0014952</text:p>
              </table:table-cell>
              <table:table-cell office:value-type="float" office:value="0.000970286">
                <text:p>0.0009702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8">
                <text:p>2.8</text:p>
              </table:table-cell>
              <table:table-cell office:value-type="float" office:value="0.0233599138265305">
                <text:p>0.0233599138265305</text:p>
              </table:table-cell>
              <table:table-cell office:value-type="float" office:value="0.0051430200892857">
                <text:p>0.0051430200892857</text:p>
              </table:table-cell>
              <table:table-cell office:value-type="float" office:value="0.00230324580357142">
                <text:p>0.00230324580357142</text:p>
              </table:table-cell>
              <table:table-cell office:value-type="float" office:value="0.00129217">
                <text:p>0.00129217</text:p>
              </table:table-cell>
              <table:table-cell office:value-type="float" office:value="0.000865612">
                <text:p>0.0008656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9">
                <text:p>2.9</text:p>
              </table:table-cell>
              <table:table-cell office:value-type="float" office:value="0.0247493554221165">
                <text:p>0.0247493554221165</text:p>
              </table:table-cell>
              <table:table-cell office:value-type="float" office:value="0.00432810268727703">
                <text:p>0.00432810268727703</text:p>
              </table:table-cell>
              <table:table-cell office:value-type="float" office:value="0.00198564713436383">
                <text:p>0.00198564713436383</text:p>
              </table:table-cell>
              <table:table-cell office:value-type="float" office:value="0.00117258">
                <text:p>0.00117258</text:p>
              </table:table-cell>
              <table:table-cell office:value-type="float" office:value="0.000708767">
                <text:p>0.0007087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0.0190637152777778">
                <text:p>0.0190637152777778</text:p>
              </table:table-cell>
              <table:table-cell office:value-type="float" office:value="0.00393277083333323">
                <text:p>0.00393277083333323</text:p>
              </table:table-cell>
              <table:table-cell office:value-type="float" office:value="0.00176688194444442">
                <text:p>0.00176688194444442</text:p>
              </table:table-cell>
              <table:table-cell office:value-type="float" office:value="0.00098251">
                <text:p>0.00098251</text:p>
              </table:table-cell>
              <table:table-cell office:value-type="float" office:value="0.000640941">
                <text:p>0.0006409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5">
                <text:p>3.5</text:p>
              </table:table-cell>
              <table:table-cell office:value-type="float" office:value="0.0100146156408163">
                <text:p>0.0100146156408163</text:p>
              </table:table-cell>
              <table:table-cell office:value-type="float" office:value="0.00250275682448979">
                <text:p>0.00250275682448979</text:p>
              </table:table-cell>
              <table:table-cell office:value-type="float" office:value="0.00112878053877554">
                <text:p>0.00112878053877554</text:p>
              </table:table-cell>
              <table:table-cell office:value-type="float" office:value="0.000613605">
                <text:p>0.000613605</text:p>
              </table:table-cell>
              <table:table-cell office:value-type="float" office:value="0.000397639">
                <text:p>0.0003976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0.00691718540000001">
                <text:p>0.00691718540000001</text:p>
              </table:table-cell>
              <table:table-cell office:value-type="float" office:value="0.00171493669375002">
                <text:p>0.00171493669375002</text:p>
              </table:table-cell>
              <table:table-cell office:value-type="float" office:value="0.000764407600000003">
                <text:p>0.000764407600000003</text:p>
              </table:table-cell>
              <table:table-cell office:value-type="float" office:value="0.000418814">
                <text:p>0.000418814</text:p>
              </table:table-cell>
              <table:table-cell office:value-type="float" office:value="0.000274438">
                <text:p>0.0002744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5">
                <text:p>4.5</text:p>
              </table:table-cell>
              <table:table-cell office:value-type="float" office:value="0.00547537905140741">
                <text:p>0.00547537905140741</text:p>
              </table:table-cell>
              <table:table-cell office:value-type="float" office:value="0.00128432995555555">
                <text:p>0.00128432995555555</text:p>
              </table:table-cell>
              <table:table-cell office:value-type="float" office:value="0.000567603740444445">
                <text:p>0.000567603740444445</text:p>
              </table:table-cell>
              <table:table-cell office:value-type="float" office:value="0.000310253">
                <text:p>0.000310253</text:p>
              </table:table-cell>
              <table:table-cell office:value-type="float" office:value="0.000204018">
                <text:p>0.0002040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9">
                <text:p>4.9</text:p>
              </table:table-cell>
              <table:table-cell office:value-type="float" office:value="0.00403764056643065">
                <text:p>0.00403764056643065</text:p>
              </table:table-cell>
              <table:table-cell office:value-type="float" office:value="0.00105879264968763">
                <text:p>0.00105879264968763</text:p>
              </table:table-cell>
              <table:table-cell office:value-type="float" office:value="0.000544442116451477">
                <text:p>0.000544442116451477</text:p>
              </table:table-cell>
              <table:table-cell office:value-type="float" office:value="0.000247679">
                <text:p>0.000247679</text:p>
              </table:table-cell>
              <table:table-cell office:value-type="float" office:value="0.00016674">
                <text:p>0.0001667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